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B5]+([.B6]-[.B5])*[.B3]/([.B3]+[.B2])" office:value-type="float" office:value="14.3513513513514" calcext:value-type="float">
            <text:p>14,3513513513514</text:p>
          </table:table-cell>
        </table:table-row>
      </table:table>
      <table:table table:name="Tabelle2" table:style-name="ta1">
        <table:shapes>
          <draw:frame draw:z-index="0" draw:style-name="gr1" draw:text-style-name="P1" svg:width="159.99mm" svg:height="89.99mm" svg:x="150.89mm" svg:y="14.03mm">
            <draw:object draw:notify-on-update-of-ranges="Tabelle2.B4:Tabelle2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3.5mm" svg:y="105.19mm">
            <draw:object draw:notify-on-update-of-ranges="Tabelle2.D4:Tabelle2.D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ff</text:p>
          </table:table-cell>
          <table:table-cell office:value-type="float" office:value="28" calcext:value-type="float">
            <text:p>28</text:p>
          </table:table-cell>
          <table:table-cell/>
          <table:table-cell table:formula="of:=ROUND(([.F103]*655+32768)/256)" office:value-type="float" office:value="34155" calcext:value-type="float">
            <text:p>34155</text:p>
          </table:table-cell>
          <table:table-cell table:number-columns-repeated="2"/>
          <table:table-cell table:formula="of:=ROUNDDOWN((([.G103]*655+32768)/256))" office:value-type="float" office:value="51447118" calcext:value-type="float">
            <text:p>51447118</text:p>
          </table:table-cell>
          <table:table-cell table:formula="of:=SQRT(ROUNDDOWN((([.G103]*655+32768)/256)))/256" office:value-type="float" office:value="28.0182212396781" calcext:value-type="float">
            <text:p>28,0182212396781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34155" calcext:value-type="float">
            <text:p>34155</text:p>
          </table:table-cell>
          <table:table-cell table:number-columns-repeated="2"/>
          <table:table-cell table:style-name="ce1" table:formula="of:=DEC2HEX([.G1])" office:value-type="string" office:string-value="311054E" calcext:value-type="string">
            <text:p>311054E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$2] + [.B$1]*SQRT(2)*SIN(2*3.14/100*[.A4]);0)" office:value-type="float" office:value="133" calcext:value-type="float">
            <text:p>133</text:p>
          </table:table-cell>
          <table:table-cell/>
          <table:table-cell table:formula="of:=([.B4]*256-[.D$2])" office:value-type="float" office:value="-107" calcext:value-type="float">
            <text:p>-107</text:p>
          </table:table-cell>
          <table:table-cell/>
          <table:table-cell table:formula="of:=[.F3]+[.B4]" office:value-type="float" office:value="133" calcext:value-type="float">
            <text:p>133</text:p>
          </table:table-cell>
          <table:table-cell table:formula="of:=[.G3]+ROUNDDOWN([.D4]*[.D4]/256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$2] + [.B$1]*SQRT(2)*SIN(2*3.14/100*[.A5]);0)" office:value-type="float" office:value="135" calcext:value-type="float">
            <text:p>135</text:p>
          </table:table-cell>
          <table:table-cell/>
          <table:table-cell table:formula="of:=([.B5]*256-[.D$2])" office:value-type="float" office:value="405" calcext:value-type="float">
            <text:p>405</text:p>
          </table:table-cell>
          <table:table-cell/>
          <table:table-cell table:formula="of:=[.F4]+[.B5]" office:value-type="float" office:value="268" calcext:value-type="float">
            <text:p>268</text:p>
          </table:table-cell>
          <table:table-cell table:formula="of:=[.G4]+ROUNDDOWN([.D5]*[.D5]/256)"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$2] + [.B$1]*SQRT(2)*SIN(2*3.14/100*[.A6]);0)" office:value-type="float" office:value="138" calcext:value-type="float">
            <text:p>138</text:p>
          </table:table-cell>
          <table:table-cell/>
          <table:table-cell table:formula="of:=([.B6]*256-[.D$2])" office:value-type="float" office:value="1173" calcext:value-type="float">
            <text:p>1173</text:p>
          </table:table-cell>
          <table:table-cell/>
          <table:table-cell table:formula="of:=[.F5]+[.B6]" office:value-type="float" office:value="406" calcext:value-type="float">
            <text:p>406</text:p>
          </table:table-cell>
          <table:table-cell table:formula="of:=[.G5]+ROUNDDOWN([.D6]*[.D6]/256)" office:value-type="float" office:value="6058" calcext:value-type="float">
            <text:p>60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$2] + [.B$1]*SQRT(2)*SIN(2*3.14/100*[.A7]);0)" office:value-type="float" office:value="140" calcext:value-type="float">
            <text:p>140</text:p>
          </table:table-cell>
          <table:table-cell/>
          <table:table-cell table:formula="of:=([.B7]*256-[.D$2])" office:value-type="float" office:value="1685" calcext:value-type="float">
            <text:p>1685</text:p>
          </table:table-cell>
          <table:table-cell/>
          <table:table-cell table:formula="of:=[.F6]+[.B7]" office:value-type="float" office:value="546" calcext:value-type="float">
            <text:p>546</text:p>
          </table:table-cell>
          <table:table-cell table:formula="of:=[.G6]+ROUNDDOWN([.D7]*[.D7]/256)" office:value-type="float" office:value="17148" calcext:value-type="float">
            <text:p>171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$2] + [.B$1]*SQRT(2)*SIN(2*3.14/100*[.A8]);0)" office:value-type="float" office:value="143" calcext:value-type="float">
            <text:p>143</text:p>
          </table:table-cell>
          <table:table-cell/>
          <table:table-cell table:formula="of:=([.B8]*256-[.D$2])" office:value-type="float" office:value="2453" calcext:value-type="float">
            <text:p>2453</text:p>
          </table:table-cell>
          <table:table-cell/>
          <table:table-cell table:formula="of:=[.F7]+[.B8]" office:value-type="float" office:value="689" calcext:value-type="float">
            <text:p>689</text:p>
          </table:table-cell>
          <table:table-cell table:formula="of:=[.G7]+ROUNDDOWN([.D8]*[.D8]/256)" office:value-type="float" office:value="40652" calcext:value-type="float">
            <text:p>406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$2] + [.B$1]*SQRT(2)*SIN(2*3.14/100*[.A9]);0)" office:value-type="float" office:value="145" calcext:value-type="float">
            <text:p>145</text:p>
          </table:table-cell>
          <table:table-cell/>
          <table:table-cell table:formula="of:=([.B9]*256-[.D$2])" office:value-type="float" office:value="2965" calcext:value-type="float">
            <text:p>2965</text:p>
          </table:table-cell>
          <table:table-cell/>
          <table:table-cell table:formula="of:=[.F8]+[.B9]" office:value-type="float" office:value="834" calcext:value-type="float">
            <text:p>834</text:p>
          </table:table-cell>
          <table:table-cell table:formula="of:=[.G8]+ROUNDDOWN([.D9]*[.D9]/256)" office:value-type="float" office:value="74992" calcext:value-type="float">
            <text:p>749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$2] + [.B$1]*SQRT(2)*SIN(2*3.14/100*[.A10]);0)" office:value-type="float" office:value="148" calcext:value-type="float">
            <text:p>148</text:p>
          </table:table-cell>
          <table:table-cell/>
          <table:table-cell table:formula="of:=([.B10]*256-[.D$2])" office:value-type="float" office:value="3733" calcext:value-type="float">
            <text:p>3733</text:p>
          </table:table-cell>
          <table:table-cell/>
          <table:table-cell table:formula="of:=[.F9]+[.B10]" office:value-type="float" office:value="982" calcext:value-type="float">
            <text:p>982</text:p>
          </table:table-cell>
          <table:table-cell table:formula="of:=[.G9]+ROUNDDOWN([.D10]*[.D10]/256)" office:value-type="float" office:value="129426" calcext:value-type="float">
            <text:p>1294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$2] + [.B$1]*SQRT(2)*SIN(2*3.14/100*[.A11]);0)" office:value-type="float" office:value="150" calcext:value-type="float">
            <text:p>150</text:p>
          </table:table-cell>
          <table:table-cell/>
          <table:table-cell table:formula="of:=([.B11]*256-[.D$2])" office:value-type="float" office:value="4245" calcext:value-type="float">
            <text:p>4245</text:p>
          </table:table-cell>
          <table:table-cell/>
          <table:table-cell table:formula="of:=[.F10]+[.B11]" office:value-type="float" office:value="1132" calcext:value-type="float">
            <text:p>1132</text:p>
          </table:table-cell>
          <table:table-cell table:formula="of:=[.G10]+ROUNDDOWN([.D11]*[.D11]/256)" office:value-type="float" office:value="199816" calcext:value-type="float">
            <text:p>1998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$2] + [.B$1]*SQRT(2)*SIN(2*3.14/100*[.A12]);0)" office:value-type="float" office:value="152" calcext:value-type="float">
            <text:p>152</text:p>
          </table:table-cell>
          <table:table-cell/>
          <table:table-cell table:formula="of:=([.B12]*256-[.D$2])" office:value-type="float" office:value="4757" calcext:value-type="float">
            <text:p>4757</text:p>
          </table:table-cell>
          <table:table-cell/>
          <table:table-cell table:formula="of:=[.F11]+[.B12]" office:value-type="float" office:value="1284" calcext:value-type="float">
            <text:p>1284</text:p>
          </table:table-cell>
          <table:table-cell table:formula="of:=[.G11]+ROUNDDOWN([.D12]*[.D12]/256)" office:value-type="float" office:value="288210" calcext:value-type="float">
            <text:p>2882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$2] + [.B$1]*SQRT(2)*SIN(2*3.14/100*[.A13]);0)" office:value-type="float" office:value="154" calcext:value-type="float">
            <text:p>154</text:p>
          </table:table-cell>
          <table:table-cell/>
          <table:table-cell table:formula="of:=([.B13]*256-[.D$2])" office:value-type="float" office:value="5269" calcext:value-type="float">
            <text:p>5269</text:p>
          </table:table-cell>
          <table:table-cell/>
          <table:table-cell table:formula="of:=[.F12]+[.B13]" office:value-type="float" office:value="1438" calcext:value-type="float">
            <text:p>1438</text:p>
          </table:table-cell>
          <table:table-cell table:formula="of:=[.G12]+ROUNDDOWN([.D13]*[.D13]/256)" office:value-type="float" office:value="396656" calcext:value-type="float">
            <text:p>3966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$2] + [.B$1]*SQRT(2)*SIN(2*3.14/100*[.A14]);0)" office:value-type="float" office:value="156" calcext:value-type="float">
            <text:p>156</text:p>
          </table:table-cell>
          <table:table-cell/>
          <table:table-cell table:formula="of:=([.B14]*256-[.D$2])" office:value-type="float" office:value="5781" calcext:value-type="float">
            <text:p>5781</text:p>
          </table:table-cell>
          <table:table-cell/>
          <table:table-cell table:formula="of:=[.F13]+[.B14]" office:value-type="float" office:value="1594" calcext:value-type="float">
            <text:p>1594</text:p>
          </table:table-cell>
          <table:table-cell table:formula="of:=[.G13]+ROUNDDOWN([.D14]*[.D14]/256)" office:value-type="float" office:value="527202" calcext:value-type="float">
            <text:p>5272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B$2] + [.B$1]*SQRT(2)*SIN(2*3.14/100*[.A15]);0)" office:value-type="float" office:value="158" calcext:value-type="float">
            <text:p>158</text:p>
          </table:table-cell>
          <table:table-cell/>
          <table:table-cell table:formula="of:=([.B15]*256-[.D$2])" office:value-type="float" office:value="6293" calcext:value-type="float">
            <text:p>6293</text:p>
          </table:table-cell>
          <table:table-cell/>
          <table:table-cell table:formula="of:=[.F14]+[.B15]" office:value-type="float" office:value="1752" calcext:value-type="float">
            <text:p>1752</text:p>
          </table:table-cell>
          <table:table-cell table:formula="of:=[.G14]+ROUNDDOWN([.D15]*[.D15]/256)" office:value-type="float" office:value="681896" calcext:value-type="float">
            <text:p>6818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B$2] + [.B$1]*SQRT(2)*SIN(2*3.14/100*[.A16]);0)" office:value-type="float" office:value="160" calcext:value-type="float">
            <text:p>160</text:p>
          </table:table-cell>
          <table:table-cell/>
          <table:table-cell table:formula="of:=([.B16]*256-[.D$2])" office:value-type="float" office:value="6805" calcext:value-type="float">
            <text:p>6805</text:p>
          </table:table-cell>
          <table:table-cell/>
          <table:table-cell table:formula="of:=[.F15]+[.B16]" office:value-type="float" office:value="1912" calcext:value-type="float">
            <text:p>1912</text:p>
          </table:table-cell>
          <table:table-cell table:formula="of:=[.G15]+ROUNDDOWN([.D16]*[.D16]/256)" office:value-type="float" office:value="862786" calcext:value-type="float">
            <text:p>8627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B$2] + [.B$1]*SQRT(2)*SIN(2*3.14/100*[.A17]);0)" office:value-type="float" office:value="162" calcext:value-type="float">
            <text:p>162</text:p>
          </table:table-cell>
          <table:table-cell/>
          <table:table-cell table:formula="of:=([.B17]*256-[.D$2])" office:value-type="float" office:value="7317" calcext:value-type="float">
            <text:p>7317</text:p>
          </table:table-cell>
          <table:table-cell/>
          <table:table-cell table:formula="of:=[.F16]+[.B17]" office:value-type="float" office:value="2074" calcext:value-type="float">
            <text:p>2074</text:p>
          </table:table-cell>
          <table:table-cell table:formula="of:=[.G16]+ROUNDDOWN([.D17]*[.D17]/256)" office:value-type="float" office:value="1071920" calcext:value-type="float">
            <text:p>10719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B$2] + [.B$1]*SQRT(2)*SIN(2*3.14/100*[.A18]);0)" office:value-type="float" office:value="163" calcext:value-type="float">
            <text:p>163</text:p>
          </table:table-cell>
          <table:table-cell/>
          <table:table-cell table:formula="of:=([.B18]*256-[.D$2])" office:value-type="float" office:value="7573" calcext:value-type="float">
            <text:p>7573</text:p>
          </table:table-cell>
          <table:table-cell/>
          <table:table-cell table:formula="of:=[.F17]+[.B18]" office:value-type="float" office:value="2237" calcext:value-type="float">
            <text:p>2237</text:p>
          </table:table-cell>
          <table:table-cell table:formula="of:=[.G17]+ROUNDDOWN([.D18]*[.D18]/256)" office:value-type="float" office:value="1295944" calcext:value-type="float">
            <text:p>12959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B$2] + [.B$1]*SQRT(2)*SIN(2*3.14/100*[.A19]);0)" office:value-type="float" office:value="165" calcext:value-type="float">
            <text:p>165</text:p>
          </table:table-cell>
          <table:table-cell/>
          <table:table-cell table:formula="of:=([.B19]*256-[.D$2])" office:value-type="float" office:value="8085" calcext:value-type="float">
            <text:p>8085</text:p>
          </table:table-cell>
          <table:table-cell/>
          <table:table-cell table:formula="of:=[.F18]+[.B19]" office:value-type="float" office:value="2402" calcext:value-type="float">
            <text:p>2402</text:p>
          </table:table-cell>
          <table:table-cell table:formula="of:=[.G18]+ROUNDDOWN([.D19]*[.D19]/256)" office:value-type="float" office:value="1551284" calcext:value-type="float">
            <text:p>15512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B$2] + [.B$1]*SQRT(2)*SIN(2*3.14/100*[.A20]);0)" office:value-type="float" office:value="166" calcext:value-type="float">
            <text:p>166</text:p>
          </table:table-cell>
          <table:table-cell/>
          <table:table-cell table:formula="of:=([.B20]*256-[.D$2])" office:value-type="float" office:value="8341" calcext:value-type="float">
            <text:p>8341</text:p>
          </table:table-cell>
          <table:table-cell/>
          <table:table-cell table:formula="of:=[.F19]+[.B20]" office:value-type="float" office:value="2568" calcext:value-type="float">
            <text:p>2568</text:p>
          </table:table-cell>
          <table:table-cell table:formula="of:=[.G19]+ROUNDDOWN([.D20]*[.D20]/256)" office:value-type="float" office:value="1823050" calcext:value-type="float">
            <text:p>182305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B$2] + [.B$1]*SQRT(2)*SIN(2*3.14/100*[.A21]);0)" office:value-type="float" office:value="168" calcext:value-type="float">
            <text:p>168</text:p>
          </table:table-cell>
          <table:table-cell/>
          <table:table-cell table:formula="of:=([.B21]*256-[.D$2])" office:value-type="float" office:value="8853" calcext:value-type="float">
            <text:p>8853</text:p>
          </table:table-cell>
          <table:table-cell/>
          <table:table-cell table:formula="of:=[.F20]+[.B21]" office:value-type="float" office:value="2736" calcext:value-type="float">
            <text:p>2736</text:p>
          </table:table-cell>
          <table:table-cell table:formula="of:=[.G20]+ROUNDDOWN([.D21]*[.D21]/256)" office:value-type="float" office:value="2129204" calcext:value-type="float">
            <text:p>21292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B$2] + [.B$1]*SQRT(2)*SIN(2*3.14/100*[.A22]);0)" office:value-type="float" office:value="169" calcext:value-type="float">
            <text:p>169</text:p>
          </table:table-cell>
          <table:table-cell/>
          <table:table-cell table:formula="of:=([.B22]*256-[.D$2])" office:value-type="float" office:value="9109" calcext:value-type="float">
            <text:p>9109</text:p>
          </table:table-cell>
          <table:table-cell/>
          <table:table-cell table:formula="of:=[.F21]+[.B22]" office:value-type="float" office:value="2905" calcext:value-type="float">
            <text:p>2905</text:p>
          </table:table-cell>
          <table:table-cell table:formula="of:=[.G21]+ROUNDDOWN([.D22]*[.D22]/256)" office:value-type="float" office:value="2453320" calcext:value-type="float">
            <text:p>24533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B$2] + [.B$1]*SQRT(2)*SIN(2*3.14/100*[.A23]);0)" office:value-type="float" office:value="170" calcext:value-type="float">
            <text:p>170</text:p>
          </table:table-cell>
          <table:table-cell/>
          <table:table-cell table:formula="of:=([.B23]*256-[.D$2])" office:value-type="float" office:value="9365" calcext:value-type="float">
            <text:p>9365</text:p>
          </table:table-cell>
          <table:table-cell/>
          <table:table-cell table:formula="of:=[.F22]+[.B23]" office:value-type="float" office:value="3075" calcext:value-type="float">
            <text:p>3075</text:p>
          </table:table-cell>
          <table:table-cell table:formula="of:=[.G22]+ROUNDDOWN([.D23]*[.D23]/256)" office:value-type="float" office:value="2795910" calcext:value-type="float">
            <text:p>27959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B$2] + [.B$1]*SQRT(2)*SIN(2*3.14/100*[.A24]);0)" office:value-type="float" office:value="171" calcext:value-type="float">
            <text:p>171</text:p>
          </table:table-cell>
          <table:table-cell/>
          <table:table-cell table:formula="of:=([.B24]*256-[.D$2])" office:value-type="float" office:value="9621" calcext:value-type="float">
            <text:p>9621</text:p>
          </table:table-cell>
          <table:table-cell/>
          <table:table-cell table:formula="of:=[.F23]+[.B24]" office:value-type="float" office:value="3246" calcext:value-type="float">
            <text:p>3246</text:p>
          </table:table-cell>
          <table:table-cell table:formula="of:=[.G23]+ROUNDDOWN([.D24]*[.D24]/256)" office:value-type="float" office:value="3157486" calcext:value-type="float">
            <text:p>315748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B$2] + [.B$1]*SQRT(2)*SIN(2*3.14/100*[.A25]);0)" office:value-type="float" office:value="171" calcext:value-type="float">
            <text:p>171</text:p>
          </table:table-cell>
          <table:table-cell/>
          <table:table-cell table:formula="of:=([.B25]*256-[.D$2])" office:value-type="float" office:value="9621" calcext:value-type="float">
            <text:p>9621</text:p>
          </table:table-cell>
          <table:table-cell/>
          <table:table-cell table:formula="of:=[.F24]+[.B25]" office:value-type="float" office:value="3417" calcext:value-type="float">
            <text:p>3417</text:p>
          </table:table-cell>
          <table:table-cell table:formula="of:=[.G24]+ROUNDDOWN([.D25]*[.D25]/256)" office:value-type="float" office:value="3519062" calcext:value-type="float">
            <text:p>35190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B$2] + [.B$1]*SQRT(2)*SIN(2*3.14/100*[.A26]);0)" office:value-type="float" office:value="172" calcext:value-type="float">
            <text:p>172</text:p>
          </table:table-cell>
          <table:table-cell/>
          <table:table-cell table:formula="of:=([.B26]*256-[.D$2])" office:value-type="float" office:value="9877" calcext:value-type="float">
            <text:p>9877</text:p>
          </table:table-cell>
          <table:table-cell/>
          <table:table-cell table:formula="of:=[.F25]+[.B26]" office:value-type="float" office:value="3589" calcext:value-type="float">
            <text:p>3589</text:p>
          </table:table-cell>
          <table:table-cell table:formula="of:=[.G25]+ROUNDDOWN([.D26]*[.D26]/256)" office:value-type="float" office:value="3900136" calcext:value-type="float">
            <text:p>390013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B$2] + [.B$1]*SQRT(2)*SIN(2*3.14/100*[.A27]);0)" office:value-type="float" office:value="172" calcext:value-type="float">
            <text:p>172</text:p>
          </table:table-cell>
          <table:table-cell/>
          <table:table-cell table:formula="of:=([.B27]*256-[.D$2])" office:value-type="float" office:value="9877" calcext:value-type="float">
            <text:p>9877</text:p>
          </table:table-cell>
          <table:table-cell/>
          <table:table-cell table:formula="of:=[.F26]+[.B27]" office:value-type="float" office:value="3761" calcext:value-type="float">
            <text:p>3761</text:p>
          </table:table-cell>
          <table:table-cell table:formula="of:=[.G26]+ROUNDDOWN([.D27]*[.D27]/256)" office:value-type="float" office:value="4281210" calcext:value-type="float">
            <text:p>428121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B$2] + [.B$1]*SQRT(2)*SIN(2*3.14/100*[.A28]);0)" office:value-type="float" office:value="173" calcext:value-type="float">
            <text:p>173</text:p>
          </table:table-cell>
          <table:table-cell/>
          <table:table-cell table:formula="of:=([.B28]*256-[.D$2])" office:value-type="float" office:value="10133" calcext:value-type="float">
            <text:p>10133</text:p>
          </table:table-cell>
          <table:table-cell/>
          <table:table-cell table:formula="of:=[.F27]+[.B28]" office:value-type="float" office:value="3934" calcext:value-type="float">
            <text:p>3934</text:p>
          </table:table-cell>
          <table:table-cell table:formula="of:=[.G27]+ROUNDDOWN([.D28]*[.D28]/256)" office:value-type="float" office:value="4682294" calcext:value-type="float">
            <text:p>468229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B$2] + [.B$1]*SQRT(2)*SIN(2*3.14/100*[.A29]);0)" office:value-type="float" office:value="173" calcext:value-type="float">
            <text:p>173</text:p>
          </table:table-cell>
          <table:table-cell/>
          <table:table-cell table:formula="of:=([.B29]*256-[.D$2])" office:value-type="float" office:value="10133" calcext:value-type="float">
            <text:p>10133</text:p>
          </table:table-cell>
          <table:table-cell/>
          <table:table-cell table:formula="of:=[.F28]+[.B29]" office:value-type="float" office:value="4107" calcext:value-type="float">
            <text:p>4107</text:p>
          </table:table-cell>
          <table:table-cell table:formula="of:=[.G28]+ROUNDDOWN([.D29]*[.D29]/256)" office:value-type="float" office:value="5083378" calcext:value-type="float">
            <text:p>508337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B$2] + [.B$1]*SQRT(2)*SIN(2*3.14/100*[.A30]);0)" office:value-type="float" office:value="173" calcext:value-type="float">
            <text:p>173</text:p>
          </table:table-cell>
          <table:table-cell/>
          <table:table-cell table:formula="of:=([.B30]*256-[.D$2])" office:value-type="float" office:value="10133" calcext:value-type="float">
            <text:p>10133</text:p>
          </table:table-cell>
          <table:table-cell/>
          <table:table-cell table:formula="of:=[.F29]+[.B30]" office:value-type="float" office:value="4280" calcext:value-type="float">
            <text:p>4280</text:p>
          </table:table-cell>
          <table:table-cell table:formula="of:=[.G29]+ROUNDDOWN([.D30]*[.D30]/256)" office:value-type="float" office:value="5484462" calcext:value-type="float">
            <text:p>548446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B$2] + [.B$1]*SQRT(2)*SIN(2*3.14/100*[.A31]);0)" office:value-type="float" office:value="172" calcext:value-type="float">
            <text:p>172</text:p>
          </table:table-cell>
          <table:table-cell/>
          <table:table-cell table:formula="of:=([.B31]*256-[.D$2])" office:value-type="float" office:value="9877" calcext:value-type="float">
            <text:p>9877</text:p>
          </table:table-cell>
          <table:table-cell/>
          <table:table-cell table:formula="of:=[.F30]+[.B31]" office:value-type="float" office:value="4452" calcext:value-type="float">
            <text:p>4452</text:p>
          </table:table-cell>
          <table:table-cell table:formula="of:=[.G30]+ROUNDDOWN([.D31]*[.D31]/256)" office:value-type="float" office:value="5865536" calcext:value-type="float">
            <text:p>58655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B$2] + [.B$1]*SQRT(2)*SIN(2*3.14/100*[.A32]);0)" office:value-type="float" office:value="172" calcext:value-type="float">
            <text:p>172</text:p>
          </table:table-cell>
          <table:table-cell/>
          <table:table-cell table:formula="of:=([.B32]*256-[.D$2])" office:value-type="float" office:value="9877" calcext:value-type="float">
            <text:p>9877</text:p>
          </table:table-cell>
          <table:table-cell/>
          <table:table-cell table:formula="of:=[.F31]+[.B32]" office:value-type="float" office:value="4624" calcext:value-type="float">
            <text:p>4624</text:p>
          </table:table-cell>
          <table:table-cell table:formula="of:=[.G31]+ROUNDDOWN([.D32]*[.D32]/256)" office:value-type="float" office:value="6246610" calcext:value-type="float">
            <text:p>62466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B$2] + [.B$1]*SQRT(2)*SIN(2*3.14/100*[.A33]);0)" office:value-type="float" office:value="171" calcext:value-type="float">
            <text:p>171</text:p>
          </table:table-cell>
          <table:table-cell/>
          <table:table-cell table:formula="of:=([.B33]*256-[.D$2])" office:value-type="float" office:value="9621" calcext:value-type="float">
            <text:p>9621</text:p>
          </table:table-cell>
          <table:table-cell/>
          <table:table-cell table:formula="of:=[.F32]+[.B33]" office:value-type="float" office:value="4795" calcext:value-type="float">
            <text:p>4795</text:p>
          </table:table-cell>
          <table:table-cell table:formula="of:=[.G32]+ROUNDDOWN([.D33]*[.D33]/256)" office:value-type="float" office:value="6608186" calcext:value-type="float">
            <text:p>660818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B$2] + [.B$1]*SQRT(2)*SIN(2*3.14/100*[.A34]);0)" office:value-type="float" office:value="171" calcext:value-type="float">
            <text:p>171</text:p>
          </table:table-cell>
          <table:table-cell/>
          <table:table-cell table:formula="of:=([.B34]*256-[.D$2])" office:value-type="float" office:value="9621" calcext:value-type="float">
            <text:p>9621</text:p>
          </table:table-cell>
          <table:table-cell/>
          <table:table-cell table:formula="of:=[.F33]+[.B34]" office:value-type="float" office:value="4966" calcext:value-type="float">
            <text:p>4966</text:p>
          </table:table-cell>
          <table:table-cell table:formula="of:=[.G33]+ROUNDDOWN([.D34]*[.D34]/256)" office:value-type="float" office:value="6969762" calcext:value-type="float">
            <text:p>696976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B$2] + [.B$1]*SQRT(2)*SIN(2*3.14/100*[.A35]);0)" office:value-type="float" office:value="170" calcext:value-type="float">
            <text:p>170</text:p>
          </table:table-cell>
          <table:table-cell/>
          <table:table-cell table:formula="of:=([.B35]*256-[.D$2])" office:value-type="float" office:value="9365" calcext:value-type="float">
            <text:p>9365</text:p>
          </table:table-cell>
          <table:table-cell/>
          <table:table-cell table:formula="of:=[.F34]+[.B35]" office:value-type="float" office:value="5136" calcext:value-type="float">
            <text:p>5136</text:p>
          </table:table-cell>
          <table:table-cell table:formula="of:=[.G34]+ROUNDDOWN([.D35]*[.D35]/256)" office:value-type="float" office:value="7312352" calcext:value-type="float">
            <text:p>731235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B$2] + [.B$1]*SQRT(2)*SIN(2*3.14/100*[.A36]);0)" office:value-type="float" office:value="169" calcext:value-type="float">
            <text:p>169</text:p>
          </table:table-cell>
          <table:table-cell/>
          <table:table-cell table:formula="of:=([.B36]*256-[.D$2])" office:value-type="float" office:value="9109" calcext:value-type="float">
            <text:p>9109</text:p>
          </table:table-cell>
          <table:table-cell/>
          <table:table-cell table:formula="of:=[.F35]+[.B36]" office:value-type="float" office:value="5305" calcext:value-type="float">
            <text:p>5305</text:p>
          </table:table-cell>
          <table:table-cell table:formula="of:=[.G35]+ROUNDDOWN([.D36]*[.D36]/256)" office:value-type="float" office:value="7636468" calcext:value-type="float">
            <text:p>763646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B$2] + [.B$1]*SQRT(2)*SIN(2*3.14/100*[.A37]);0)" office:value-type="float" office:value="168" calcext:value-type="float">
            <text:p>168</text:p>
          </table:table-cell>
          <table:table-cell/>
          <table:table-cell table:formula="of:=([.B37]*256-[.D$2])" office:value-type="float" office:value="8853" calcext:value-type="float">
            <text:p>8853</text:p>
          </table:table-cell>
          <table:table-cell/>
          <table:table-cell table:formula="of:=[.F36]+[.B37]" office:value-type="float" office:value="5473" calcext:value-type="float">
            <text:p>5473</text:p>
          </table:table-cell>
          <table:table-cell table:formula="of:=[.G36]+ROUNDDOWN([.D37]*[.D37]/256)" office:value-type="float" office:value="7942622" calcext:value-type="float">
            <text:p>79426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B$2] + [.B$1]*SQRT(2)*SIN(2*3.14/100*[.A38]);0)" office:value-type="float" office:value="166" calcext:value-type="float">
            <text:p>166</text:p>
          </table:table-cell>
          <table:table-cell/>
          <table:table-cell table:formula="of:=([.B38]*256-[.D$2])" office:value-type="float" office:value="8341" calcext:value-type="float">
            <text:p>8341</text:p>
          </table:table-cell>
          <table:table-cell/>
          <table:table-cell table:formula="of:=[.F37]+[.B38]" office:value-type="float" office:value="5639" calcext:value-type="float">
            <text:p>5639</text:p>
          </table:table-cell>
          <table:table-cell table:formula="of:=[.G37]+ROUNDDOWN([.D38]*[.D38]/256)" office:value-type="float" office:value="8214388" calcext:value-type="float">
            <text:p>821438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B$2] + [.B$1]*SQRT(2)*SIN(2*3.14/100*[.A39]);0)" office:value-type="float" office:value="165" calcext:value-type="float">
            <text:p>165</text:p>
          </table:table-cell>
          <table:table-cell/>
          <table:table-cell table:formula="of:=([.B39]*256-[.D$2])" office:value-type="float" office:value="8085" calcext:value-type="float">
            <text:p>8085</text:p>
          </table:table-cell>
          <table:table-cell/>
          <table:table-cell table:formula="of:=[.F38]+[.B39]" office:value-type="float" office:value="5804" calcext:value-type="float">
            <text:p>5804</text:p>
          </table:table-cell>
          <table:table-cell table:formula="of:=[.G38]+ROUNDDOWN([.D39]*[.D39]/256)" office:value-type="float" office:value="8469728" calcext:value-type="float">
            <text:p>846972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B$2] + [.B$1]*SQRT(2)*SIN(2*3.14/100*[.A40]);0)" office:value-type="float" office:value="164" calcext:value-type="float">
            <text:p>164</text:p>
          </table:table-cell>
          <table:table-cell/>
          <table:table-cell table:formula="of:=([.B40]*256-[.D$2])" office:value-type="float" office:value="7829" calcext:value-type="float">
            <text:p>7829</text:p>
          </table:table-cell>
          <table:table-cell/>
          <table:table-cell table:formula="of:=[.F39]+[.B40]" office:value-type="float" office:value="5968" calcext:value-type="float">
            <text:p>5968</text:p>
          </table:table-cell>
          <table:table-cell table:formula="of:=[.G39]+ROUNDDOWN([.D40]*[.D40]/256)" office:value-type="float" office:value="8709154" calcext:value-type="float">
            <text:p>870915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B$2] + [.B$1]*SQRT(2)*SIN(2*3.14/100*[.A41]);0)" office:value-type="float" office:value="162" calcext:value-type="float">
            <text:p>162</text:p>
          </table:table-cell>
          <table:table-cell/>
          <table:table-cell table:formula="of:=([.B41]*256-[.D$2])" office:value-type="float" office:value="7317" calcext:value-type="float">
            <text:p>7317</text:p>
          </table:table-cell>
          <table:table-cell/>
          <table:table-cell table:formula="of:=[.F40]+[.B41]" office:value-type="float" office:value="6130" calcext:value-type="float">
            <text:p>6130</text:p>
          </table:table-cell>
          <table:table-cell table:formula="of:=[.G40]+ROUNDDOWN([.D41]*[.D41]/256)" office:value-type="float" office:value="8918288" calcext:value-type="float">
            <text:p>891828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B$2] + [.B$1]*SQRT(2)*SIN(2*3.14/100*[.A42]);0)" office:value-type="float" office:value="160" calcext:value-type="float">
            <text:p>160</text:p>
          </table:table-cell>
          <table:table-cell/>
          <table:table-cell table:formula="of:=([.B42]*256-[.D$2])" office:value-type="float" office:value="6805" calcext:value-type="float">
            <text:p>6805</text:p>
          </table:table-cell>
          <table:table-cell/>
          <table:table-cell table:formula="of:=[.F41]+[.B42]" office:value-type="float" office:value="6290" calcext:value-type="float">
            <text:p>6290</text:p>
          </table:table-cell>
          <table:table-cell table:formula="of:=[.G41]+ROUNDDOWN([.D42]*[.D42]/256)" office:value-type="float" office:value="9099178" calcext:value-type="float">
            <text:p>909917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B$2] + [.B$1]*SQRT(2)*SIN(2*3.14/100*[.A43]);0)" office:value-type="float" office:value="158" calcext:value-type="float">
            <text:p>158</text:p>
          </table:table-cell>
          <table:table-cell/>
          <table:table-cell table:formula="of:=([.B43]*256-[.D$2])" office:value-type="float" office:value="6293" calcext:value-type="float">
            <text:p>6293</text:p>
          </table:table-cell>
          <table:table-cell/>
          <table:table-cell table:formula="of:=[.F42]+[.B43]" office:value-type="float" office:value="6448" calcext:value-type="float">
            <text:p>6448</text:p>
          </table:table-cell>
          <table:table-cell table:formula="of:=[.G42]+ROUNDDOWN([.D43]*[.D43]/256)" office:value-type="float" office:value="9253872" calcext:value-type="float">
            <text:p>9253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B$2] + [.B$1]*SQRT(2)*SIN(2*3.14/100*[.A44]);0)" office:value-type="float" office:value="156" calcext:value-type="float">
            <text:p>156</text:p>
          </table:table-cell>
          <table:table-cell/>
          <table:table-cell table:formula="of:=([.B44]*256-[.D$2])" office:value-type="float" office:value="5781" calcext:value-type="float">
            <text:p>5781</text:p>
          </table:table-cell>
          <table:table-cell/>
          <table:table-cell table:formula="of:=[.F43]+[.B44]" office:value-type="float" office:value="6604" calcext:value-type="float">
            <text:p>6604</text:p>
          </table:table-cell>
          <table:table-cell table:formula="of:=[.G43]+ROUNDDOWN([.D44]*[.D44]/256)" office:value-type="float" office:value="9384418" calcext:value-type="float">
            <text:p>93844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B$2] + [.B$1]*SQRT(2)*SIN(2*3.14/100*[.A45]);0)" office:value-type="float" office:value="154" calcext:value-type="float">
            <text:p>154</text:p>
          </table:table-cell>
          <table:table-cell/>
          <table:table-cell table:formula="of:=([.B45]*256-[.D$2])" office:value-type="float" office:value="5269" calcext:value-type="float">
            <text:p>5269</text:p>
          </table:table-cell>
          <table:table-cell/>
          <table:table-cell table:formula="of:=[.F44]+[.B45]" office:value-type="float" office:value="6758" calcext:value-type="float">
            <text:p>6758</text:p>
          </table:table-cell>
          <table:table-cell table:formula="of:=[.G44]+ROUNDDOWN([.D45]*[.D45]/256)" office:value-type="float" office:value="9492864" calcext:value-type="float">
            <text:p>949286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B$2] + [.B$1]*SQRT(2)*SIN(2*3.14/100*[.A46]);0)" office:value-type="float" office:value="152" calcext:value-type="float">
            <text:p>152</text:p>
          </table:table-cell>
          <table:table-cell/>
          <table:table-cell table:formula="of:=([.B46]*256-[.D$2])" office:value-type="float" office:value="4757" calcext:value-type="float">
            <text:p>4757</text:p>
          </table:table-cell>
          <table:table-cell/>
          <table:table-cell table:formula="of:=[.F45]+[.B46]" office:value-type="float" office:value="6910" calcext:value-type="float">
            <text:p>6910</text:p>
          </table:table-cell>
          <table:table-cell table:formula="of:=[.G45]+ROUNDDOWN([.D46]*[.D46]/256)" office:value-type="float" office:value="9581258" calcext:value-type="float">
            <text:p>958125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B$2] + [.B$1]*SQRT(2)*SIN(2*3.14/100*[.A47]);0)" office:value-type="float" office:value="150" calcext:value-type="float">
            <text:p>150</text:p>
          </table:table-cell>
          <table:table-cell/>
          <table:table-cell table:formula="of:=([.B47]*256-[.D$2])" office:value-type="float" office:value="4245" calcext:value-type="float">
            <text:p>4245</text:p>
          </table:table-cell>
          <table:table-cell/>
          <table:table-cell table:formula="of:=[.F46]+[.B47]" office:value-type="float" office:value="7060" calcext:value-type="float">
            <text:p>7060</text:p>
          </table:table-cell>
          <table:table-cell table:formula="of:=[.G46]+ROUNDDOWN([.D47]*[.D47]/256)" office:value-type="float" office:value="9651648" calcext:value-type="float">
            <text:p>96516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B$2] + [.B$1]*SQRT(2)*SIN(2*3.14/100*[.A48]);0)" office:value-type="float" office:value="148" calcext:value-type="float">
            <text:p>148</text:p>
          </table:table-cell>
          <table:table-cell/>
          <table:table-cell table:formula="of:=([.B48]*256-[.D$2])" office:value-type="float" office:value="3733" calcext:value-type="float">
            <text:p>3733</text:p>
          </table:table-cell>
          <table:table-cell/>
          <table:table-cell table:formula="of:=[.F47]+[.B48]" office:value-type="float" office:value="7208" calcext:value-type="float">
            <text:p>7208</text:p>
          </table:table-cell>
          <table:table-cell table:formula="of:=[.G47]+ROUNDDOWN([.D48]*[.D48]/256)" office:value-type="float" office:value="9706082" calcext:value-type="float">
            <text:p>970608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B$2] + [.B$1]*SQRT(2)*SIN(2*3.14/100*[.A49]);0)" office:value-type="float" office:value="145" calcext:value-type="float">
            <text:p>145</text:p>
          </table:table-cell>
          <table:table-cell/>
          <table:table-cell table:formula="of:=([.B49]*256-[.D$2])" office:value-type="float" office:value="2965" calcext:value-type="float">
            <text:p>2965</text:p>
          </table:table-cell>
          <table:table-cell/>
          <table:table-cell table:formula="of:=[.F48]+[.B49]" office:value-type="float" office:value="7353" calcext:value-type="float">
            <text:p>7353</text:p>
          </table:table-cell>
          <table:table-cell table:formula="of:=[.G48]+ROUNDDOWN([.D49]*[.D49]/256)" office:value-type="float" office:value="9740422" calcext:value-type="float">
            <text:p>97404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B$2] + [.B$1]*SQRT(2)*SIN(2*3.14/100*[.A50]);0)" office:value-type="float" office:value="143" calcext:value-type="float">
            <text:p>143</text:p>
          </table:table-cell>
          <table:table-cell/>
          <table:table-cell table:formula="of:=([.B50]*256-[.D$2])" office:value-type="float" office:value="2453" calcext:value-type="float">
            <text:p>2453</text:p>
          </table:table-cell>
          <table:table-cell/>
          <table:table-cell table:formula="of:=[.F49]+[.B50]" office:value-type="float" office:value="7496" calcext:value-type="float">
            <text:p>7496</text:p>
          </table:table-cell>
          <table:table-cell table:formula="of:=[.G49]+ROUNDDOWN([.D50]*[.D50]/256)" office:value-type="float" office:value="9763926" calcext:value-type="float">
            <text:p>976392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B$2] + [.B$1]*SQRT(2)*SIN(2*3.14/100*[.A51]);0)" office:value-type="float" office:value="140" calcext:value-type="float">
            <text:p>140</text:p>
          </table:table-cell>
          <table:table-cell/>
          <table:table-cell table:formula="of:=([.B51]*256-[.D$2])" office:value-type="float" office:value="1685" calcext:value-type="float">
            <text:p>1685</text:p>
          </table:table-cell>
          <table:table-cell/>
          <table:table-cell table:formula="of:=[.F50]+[.B51]" office:value-type="float" office:value="7636" calcext:value-type="float">
            <text:p>7636</text:p>
          </table:table-cell>
          <table:table-cell table:formula="of:=[.G50]+ROUNDDOWN([.D51]*[.D51]/256)" office:value-type="float" office:value="9775016" calcext:value-type="float">
            <text:p>97750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B$2] + [.B$1]*SQRT(2)*SIN(2*3.14/100*[.A52]);0)" office:value-type="float" office:value="138" calcext:value-type="float">
            <text:p>138</text:p>
          </table:table-cell>
          <table:table-cell/>
          <table:table-cell table:formula="of:=([.B52]*256-[.D$2])" office:value-type="float" office:value="1173" calcext:value-type="float">
            <text:p>1173</text:p>
          </table:table-cell>
          <table:table-cell/>
          <table:table-cell table:formula="of:=[.F51]+[.B52]" office:value-type="float" office:value="7774" calcext:value-type="float">
            <text:p>7774</text:p>
          </table:table-cell>
          <table:table-cell table:formula="of:=[.G51]+ROUNDDOWN([.D52]*[.D52]/256)" office:value-type="float" office:value="9780390" calcext:value-type="float">
            <text:p>978039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B$2] + [.B$1]*SQRT(2)*SIN(2*3.14/100*[.A53]);0)" office:value-type="float" office:value="136" calcext:value-type="float">
            <text:p>136</text:p>
          </table:table-cell>
          <table:table-cell/>
          <table:table-cell table:formula="of:=([.B53]*256-[.D$2])" office:value-type="float" office:value="661" calcext:value-type="float">
            <text:p>661</text:p>
          </table:table-cell>
          <table:table-cell/>
          <table:table-cell table:formula="of:=[.F52]+[.B53]" office:value-type="float" office:value="7910" calcext:value-type="float">
            <text:p>7910</text:p>
          </table:table-cell>
          <table:table-cell table:formula="of:=[.G52]+ROUNDDOWN([.D53]*[.D53]/256)" office:value-type="float" office:value="9782096" calcext:value-type="float">
            <text:p>97820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B$2] + [.B$1]*SQRT(2)*SIN(2*3.14/100*[.A54]);0)" office:value-type="float" office:value="133" calcext:value-type="float">
            <text:p>133</text:p>
          </table:table-cell>
          <table:table-cell/>
          <table:table-cell table:formula="of:=([.B54]*256-[.D$2])" office:value-type="float" office:value="-107" calcext:value-type="float">
            <text:p>-107</text:p>
          </table:table-cell>
          <table:table-cell/>
          <table:table-cell table:formula="of:=[.F53]+[.B54]" office:value-type="float" office:value="8043" calcext:value-type="float">
            <text:p>8043</text:p>
          </table:table-cell>
          <table:table-cell table:formula="of:=[.G53]+ROUNDDOWN([.D54]*[.D54]/256)" office:value-type="float" office:value="9782140" calcext:value-type="float">
            <text:p>978214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B$2] + [.B$1]*SQRT(2)*SIN(2*3.14/100*[.A55]);0)" office:value-type="float" office:value="131" calcext:value-type="float">
            <text:p>131</text:p>
          </table:table-cell>
          <table:table-cell/>
          <table:table-cell table:formula="of:=([.B55]*256-[.D$2])" office:value-type="float" office:value="-619" calcext:value-type="float">
            <text:p>-619</text:p>
          </table:table-cell>
          <table:table-cell/>
          <table:table-cell table:formula="of:=[.F54]+[.B55]" office:value-type="float" office:value="8174" calcext:value-type="float">
            <text:p>8174</text:p>
          </table:table-cell>
          <table:table-cell table:formula="of:=[.G54]+ROUNDDOWN([.D55]*[.D55]/256)" office:value-type="float" office:value="9783636" calcext:value-type="float">
            <text:p>97836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B$2] + [.B$1]*SQRT(2)*SIN(2*3.14/100*[.A56]);0)" office:value-type="float" office:value="128" calcext:value-type="float">
            <text:p>128</text:p>
          </table:table-cell>
          <table:table-cell/>
          <table:table-cell table:formula="of:=([.B56]*256-[.D$2])" office:value-type="float" office:value="-1387" calcext:value-type="float">
            <text:p>-1387</text:p>
          </table:table-cell>
          <table:table-cell/>
          <table:table-cell table:formula="of:=[.F55]+[.B56]" office:value-type="float" office:value="8302" calcext:value-type="float">
            <text:p>8302</text:p>
          </table:table-cell>
          <table:table-cell table:formula="of:=[.G55]+ROUNDDOWN([.D56]*[.D56]/256)" office:value-type="float" office:value="9791150" calcext:value-type="float">
            <text:p>979115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B$2] + [.B$1]*SQRT(2)*SIN(2*3.14/100*[.A57]);0)" office:value-type="float" office:value="126" calcext:value-type="float">
            <text:p>126</text:p>
          </table:table-cell>
          <table:table-cell/>
          <table:table-cell table:formula="of:=([.B57]*256-[.D$2])" office:value-type="float" office:value="-1899" calcext:value-type="float">
            <text:p>-1899</text:p>
          </table:table-cell>
          <table:table-cell/>
          <table:table-cell table:formula="of:=[.F56]+[.B57]" office:value-type="float" office:value="8428" calcext:value-type="float">
            <text:p>8428</text:p>
          </table:table-cell>
          <table:table-cell table:formula="of:=[.G56]+ROUNDDOWN([.D57]*[.D57]/256)" office:value-type="float" office:value="9805236" calcext:value-type="float">
            <text:p>98052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B$2] + [.B$1]*SQRT(2)*SIN(2*3.14/100*[.A58]);0)" office:value-type="float" office:value="123" calcext:value-type="float">
            <text:p>123</text:p>
          </table:table-cell>
          <table:table-cell/>
          <table:table-cell table:formula="of:=([.B58]*256-[.D$2])" office:value-type="float" office:value="-2667" calcext:value-type="float">
            <text:p>-2667</text:p>
          </table:table-cell>
          <table:table-cell/>
          <table:table-cell table:formula="of:=[.F57]+[.B58]" office:value-type="float" office:value="8551" calcext:value-type="float">
            <text:p>8551</text:p>
          </table:table-cell>
          <table:table-cell table:formula="of:=[.G57]+ROUNDDOWN([.D58]*[.D58]/256)" office:value-type="float" office:value="9833020" calcext:value-type="float">
            <text:p>983302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B$2] + [.B$1]*SQRT(2)*SIN(2*3.14/100*[.A59]);0)" office:value-type="float" office:value="121" calcext:value-type="float">
            <text:p>121</text:p>
          </table:table-cell>
          <table:table-cell/>
          <table:table-cell table:formula="of:=([.B59]*256-[.D$2])" office:value-type="float" office:value="-3179" calcext:value-type="float">
            <text:p>-3179</text:p>
          </table:table-cell>
          <table:table-cell/>
          <table:table-cell table:formula="of:=[.F58]+[.B59]" office:value-type="float" office:value="8672" calcext:value-type="float">
            <text:p>8672</text:p>
          </table:table-cell>
          <table:table-cell table:formula="of:=[.G58]+ROUNDDOWN([.D59]*[.D59]/256)" office:value-type="float" office:value="9872496" calcext:value-type="float">
            <text:p>987249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B$2] + [.B$1]*SQRT(2)*SIN(2*3.14/100*[.A60]);0)" office:value-type="float" office:value="118" calcext:value-type="float">
            <text:p>118</text:p>
          </table:table-cell>
          <table:table-cell/>
          <table:table-cell table:formula="of:=([.B60]*256-[.D$2])" office:value-type="float" office:value="-3947" calcext:value-type="float">
            <text:p>-3947</text:p>
          </table:table-cell>
          <table:table-cell/>
          <table:table-cell table:formula="of:=[.F59]+[.B60]" office:value-type="float" office:value="8790" calcext:value-type="float">
            <text:p>8790</text:p>
          </table:table-cell>
          <table:table-cell table:formula="of:=[.G59]+ROUNDDOWN([.D60]*[.D60]/256)" office:value-type="float" office:value="9933350" calcext:value-type="float">
            <text:p>993335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B$2] + [.B$1]*SQRT(2)*SIN(2*3.14/100*[.A61]);0)" office:value-type="float" office:value="116" calcext:value-type="float">
            <text:p>116</text:p>
          </table:table-cell>
          <table:table-cell/>
          <table:table-cell table:formula="of:=([.B61]*256-[.D$2])" office:value-type="float" office:value="-4459" calcext:value-type="float">
            <text:p>-4459</text:p>
          </table:table-cell>
          <table:table-cell/>
          <table:table-cell table:formula="of:=[.F60]+[.B61]" office:value-type="float" office:value="8906" calcext:value-type="float">
            <text:p>8906</text:p>
          </table:table-cell>
          <table:table-cell table:formula="of:=[.G60]+ROUNDDOWN([.D61]*[.D61]/256)" office:value-type="float" office:value="10011016" calcext:value-type="float">
            <text:p>1001101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B$2] + [.B$1]*SQRT(2)*SIN(2*3.14/100*[.A62]);0)" office:value-type="float" office:value="114" calcext:value-type="float">
            <text:p>114</text:p>
          </table:table-cell>
          <table:table-cell/>
          <table:table-cell table:formula="of:=([.B62]*256-[.D$2])" office:value-type="float" office:value="-4971" calcext:value-type="float">
            <text:p>-4971</text:p>
          </table:table-cell>
          <table:table-cell/>
          <table:table-cell table:formula="of:=[.F61]+[.B62]" office:value-type="float" office:value="9020" calcext:value-type="float">
            <text:p>9020</text:p>
          </table:table-cell>
          <table:table-cell table:formula="of:=[.G61]+ROUNDDOWN([.D62]*[.D62]/256)" office:value-type="float" office:value="10107542" calcext:value-type="float">
            <text:p>1010754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B$2] + [.B$1]*SQRT(2)*SIN(2*3.14/100*[.A63]);0)" office:value-type="float" office:value="112" calcext:value-type="float">
            <text:p>112</text:p>
          </table:table-cell>
          <table:table-cell/>
          <table:table-cell table:formula="of:=([.B63]*256-[.D$2])" office:value-type="float" office:value="-5483" calcext:value-type="float">
            <text:p>-5483</text:p>
          </table:table-cell>
          <table:table-cell/>
          <table:table-cell table:formula="of:=[.F62]+[.B63]" office:value-type="float" office:value="9132" calcext:value-type="float">
            <text:p>9132</text:p>
          </table:table-cell>
          <table:table-cell table:formula="of:=[.G62]+ROUNDDOWN([.D63]*[.D63]/256)" office:value-type="float" office:value="10224976" calcext:value-type="float">
            <text:p>102249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B$2] + [.B$1]*SQRT(2)*SIN(2*3.14/100*[.A64]);0)" office:value-type="float" office:value="110" calcext:value-type="float">
            <text:p>110</text:p>
          </table:table-cell>
          <table:table-cell/>
          <table:table-cell table:formula="of:=([.B64]*256-[.D$2])" office:value-type="float" office:value="-5995" calcext:value-type="float">
            <text:p>-5995</text:p>
          </table:table-cell>
          <table:table-cell/>
          <table:table-cell table:formula="of:=[.F63]+[.B64]" office:value-type="float" office:value="9242" calcext:value-type="float">
            <text:p>9242</text:p>
          </table:table-cell>
          <table:table-cell table:formula="of:=[.G63]+ROUNDDOWN([.D64]*[.D64]/256)" office:value-type="float" office:value="10365366" calcext:value-type="float">
            <text:p>103653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B$2] + [.B$1]*SQRT(2)*SIN(2*3.14/100*[.A65]);0)" office:value-type="float" office:value="108" calcext:value-type="float">
            <text:p>108</text:p>
          </table:table-cell>
          <table:table-cell/>
          <table:table-cell table:formula="of:=([.B65]*256-[.D$2])" office:value-type="float" office:value="-6507" calcext:value-type="float">
            <text:p>-6507</text:p>
          </table:table-cell>
          <table:table-cell/>
          <table:table-cell table:formula="of:=[.F64]+[.B65]" office:value-type="float" office:value="9350" calcext:value-type="float">
            <text:p>9350</text:p>
          </table:table-cell>
          <table:table-cell table:formula="of:=[.G64]+ROUNDDOWN([.D65]*[.D65]/256)" office:value-type="float" office:value="10530760" calcext:value-type="float">
            <text:p>1053076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B$2] + [.B$1]*SQRT(2)*SIN(2*3.14/100*[.A66]);0)" office:value-type="float" office:value="106" calcext:value-type="float">
            <text:p>106</text:p>
          </table:table-cell>
          <table:table-cell/>
          <table:table-cell table:formula="of:=([.B66]*256-[.D$2])" office:value-type="float" office:value="-7019" calcext:value-type="float">
            <text:p>-7019</text:p>
          </table:table-cell>
          <table:table-cell/>
          <table:table-cell table:formula="of:=[.F65]+[.B66]" office:value-type="float" office:value="9456" calcext:value-type="float">
            <text:p>9456</text:p>
          </table:table-cell>
          <table:table-cell table:formula="of:=[.G65]+ROUNDDOWN([.D66]*[.D66]/256)" office:value-type="float" office:value="10723206" calcext:value-type="float">
            <text:p>107232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B$2] + [.B$1]*SQRT(2)*SIN(2*3.14/100*[.A67]);0)" office:value-type="float" office:value="104" calcext:value-type="float">
            <text:p>104</text:p>
          </table:table-cell>
          <table:table-cell/>
          <table:table-cell table:formula="of:=([.B67]*256-[.D$2])" office:value-type="float" office:value="-7531" calcext:value-type="float">
            <text:p>-7531</text:p>
          </table:table-cell>
          <table:table-cell/>
          <table:table-cell table:formula="of:=[.F66]+[.B67]" office:value-type="float" office:value="9560" calcext:value-type="float">
            <text:p>9560</text:p>
          </table:table-cell>
          <table:table-cell table:formula="of:=[.G66]+ROUNDDOWN([.D67]*[.D67]/256)" office:value-type="float" office:value="10944752" calcext:value-type="float">
            <text:p>1094475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B$2] + [.B$1]*SQRT(2)*SIN(2*3.14/100*[.A68]);0)" office:value-type="float" office:value="103" calcext:value-type="float">
            <text:p>103</text:p>
          </table:table-cell>
          <table:table-cell/>
          <table:table-cell table:formula="of:=([.B68]*256-[.D$2])" office:value-type="float" office:value="-7787" calcext:value-type="float">
            <text:p>-7787</text:p>
          </table:table-cell>
          <table:table-cell/>
          <table:table-cell table:formula="of:=[.F67]+[.B68]" office:value-type="float" office:value="9663" calcext:value-type="float">
            <text:p>9663</text:p>
          </table:table-cell>
          <table:table-cell table:formula="of:=[.G67]+ROUNDDOWN([.D68]*[.D68]/256)" office:value-type="float" office:value="11181616" calcext:value-type="float">
            <text:p>111816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B$2] + [.B$1]*SQRT(2)*SIN(2*3.14/100*[.A69]);0)" office:value-type="float" office:value="101" calcext:value-type="float">
            <text:p>101</text:p>
          </table:table-cell>
          <table:table-cell/>
          <table:table-cell table:formula="of:=([.B69]*256-[.D$2])" office:value-type="float" office:value="-8299" calcext:value-type="float">
            <text:p>-8299</text:p>
          </table:table-cell>
          <table:table-cell/>
          <table:table-cell table:formula="of:=[.F68]+[.B69]" office:value-type="float" office:value="9764" calcext:value-type="float">
            <text:p>9764</text:p>
          </table:table-cell>
          <table:table-cell table:formula="of:=[.G68]+ROUNDDOWN([.D69]*[.D69]/256)" office:value-type="float" office:value="11450652" calcext:value-type="float">
            <text:p>114506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B$2] + [.B$1]*SQRT(2)*SIN(2*3.14/100*[.A70]);0)" office:value-type="float" office:value="100" calcext:value-type="float">
            <text:p>100</text:p>
          </table:table-cell>
          <table:table-cell/>
          <table:table-cell table:formula="of:=([.B70]*256-[.D$2])" office:value-type="float" office:value="-8555" calcext:value-type="float">
            <text:p>-8555</text:p>
          </table:table-cell>
          <table:table-cell/>
          <table:table-cell table:formula="of:=[.F69]+[.B70]" office:value-type="float" office:value="9864" calcext:value-type="float">
            <text:p>9864</text:p>
          </table:table-cell>
          <table:table-cell table:formula="of:=[.G69]+ROUNDDOWN([.D70]*[.D70]/256)" office:value-type="float" office:value="11736542" calcext:value-type="float">
            <text:p>1173654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B$2] + [.B$1]*SQRT(2)*SIN(2*3.14/100*[.A71]);0)" office:value-type="float" office:value="98" calcext:value-type="float">
            <text:p>98</text:p>
          </table:table-cell>
          <table:table-cell/>
          <table:table-cell table:formula="of:=([.B71]*256-[.D$2])" office:value-type="float" office:value="-9067" calcext:value-type="float">
            <text:p>-9067</text:p>
          </table:table-cell>
          <table:table-cell/>
          <table:table-cell table:formula="of:=[.F70]+[.B71]" office:value-type="float" office:value="9962" calcext:value-type="float">
            <text:p>9962</text:p>
          </table:table-cell>
          <table:table-cell table:formula="of:=[.G70]+ROUNDDOWN([.D71]*[.D71]/256)" office:value-type="float" office:value="12057676" calcext:value-type="float">
            <text:p>1205767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B$2] + [.B$1]*SQRT(2)*SIN(2*3.14/100*[.A72]);0)" office:value-type="float" office:value="97" calcext:value-type="float">
            <text:p>97</text:p>
          </table:table-cell>
          <table:table-cell/>
          <table:table-cell table:formula="of:=([.B72]*256-[.D$2])" office:value-type="float" office:value="-9323" calcext:value-type="float">
            <text:p>-9323</text:p>
          </table:table-cell>
          <table:table-cell/>
          <table:table-cell table:formula="of:=[.F71]+[.B72]" office:value-type="float" office:value="10059" calcext:value-type="float">
            <text:p>10059</text:p>
          </table:table-cell>
          <table:table-cell table:formula="of:=[.G71]+ROUNDDOWN([.D72]*[.D72]/256)" office:value-type="float" office:value="12397200" calcext:value-type="float">
            <text:p>123972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B$2] + [.B$1]*SQRT(2)*SIN(2*3.14/100*[.A73]);0)" office:value-type="float" office:value="96" calcext:value-type="float">
            <text:p>96</text:p>
          </table:table-cell>
          <table:table-cell/>
          <table:table-cell table:formula="of:=([.B73]*256-[.D$2])" office:value-type="float" office:value="-9579" calcext:value-type="float">
            <text:p>-9579</text:p>
          </table:table-cell>
          <table:table-cell/>
          <table:table-cell table:formula="of:=[.F72]+[.B73]" office:value-type="float" office:value="10155" calcext:value-type="float">
            <text:p>10155</text:p>
          </table:table-cell>
          <table:table-cell table:formula="of:=[.G72]+ROUNDDOWN([.D73]*[.D73]/256)" office:value-type="float" office:value="12755626" calcext:value-type="float">
            <text:p>1275562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B$2] + [.B$1]*SQRT(2)*SIN(2*3.14/100*[.A74]);0)" office:value-type="float" office:value="95" calcext:value-type="float">
            <text:p>95</text:p>
          </table:table-cell>
          <table:table-cell/>
          <table:table-cell table:formula="of:=([.B74]*256-[.D$2])" office:value-type="float" office:value="-9835" calcext:value-type="float">
            <text:p>-9835</text:p>
          </table:table-cell>
          <table:table-cell/>
          <table:table-cell table:formula="of:=[.F73]+[.B74]" office:value-type="float" office:value="10250" calcext:value-type="float">
            <text:p>10250</text:p>
          </table:table-cell>
          <table:table-cell table:formula="of:=[.G73]+ROUNDDOWN([.D74]*[.D74]/256)" office:value-type="float" office:value="13133466" calcext:value-type="float">
            <text:p>1313346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B$2] + [.B$1]*SQRT(2)*SIN(2*3.14/100*[.A75]);0)" office:value-type="float" office:value="95" calcext:value-type="float">
            <text:p>95</text:p>
          </table:table-cell>
          <table:table-cell/>
          <table:table-cell table:formula="of:=([.B75]*256-[.D$2])" office:value-type="float" office:value="-9835" calcext:value-type="float">
            <text:p>-9835</text:p>
          </table:table-cell>
          <table:table-cell/>
          <table:table-cell table:formula="of:=[.F74]+[.B75]" office:value-type="float" office:value="10345" calcext:value-type="float">
            <text:p>10345</text:p>
          </table:table-cell>
          <table:table-cell table:formula="of:=[.G74]+ROUNDDOWN([.D75]*[.D75]/256)" office:value-type="float" office:value="13511306" calcext:value-type="float">
            <text:p>1351130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B$2] + [.B$1]*SQRT(2)*SIN(2*3.14/100*[.A76]);0)" office:value-type="float" office:value="94" calcext:value-type="float">
            <text:p>94</text:p>
          </table:table-cell>
          <table:table-cell/>
          <table:table-cell table:formula="of:=([.B76]*256-[.D$2])" office:value-type="float" office:value="-10091" calcext:value-type="float">
            <text:p>-10091</text:p>
          </table:table-cell>
          <table:table-cell/>
          <table:table-cell table:formula="of:=[.F75]+[.B76]" office:value-type="float" office:value="10439" calcext:value-type="float">
            <text:p>10439</text:p>
          </table:table-cell>
          <table:table-cell table:formula="of:=[.G75]+ROUNDDOWN([.D76]*[.D76]/256)" office:value-type="float" office:value="13909072" calcext:value-type="float">
            <text:p>139090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B$2] + [.B$1]*SQRT(2)*SIN(2*3.14/100*[.A77]);0)" office:value-type="float" office:value="94" calcext:value-type="float">
            <text:p>94</text:p>
          </table:table-cell>
          <table:table-cell/>
          <table:table-cell table:formula="of:=([.B77]*256-[.D$2])" office:value-type="float" office:value="-10091" calcext:value-type="float">
            <text:p>-10091</text:p>
          </table:table-cell>
          <table:table-cell/>
          <table:table-cell table:formula="of:=[.F76]+[.B77]" office:value-type="float" office:value="10533" calcext:value-type="float">
            <text:p>10533</text:p>
          </table:table-cell>
          <table:table-cell table:formula="of:=[.G76]+ROUNDDOWN([.D77]*[.D77]/256)" office:value-type="float" office:value="14306838" calcext:value-type="float">
            <text:p>1430683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B$2] + [.B$1]*SQRT(2)*SIN(2*3.14/100*[.A78]);0)" office:value-type="float" office:value="93" calcext:value-type="float">
            <text:p>93</text:p>
          </table:table-cell>
          <table:table-cell/>
          <table:table-cell table:formula="of:=([.B78]*256-[.D$2])" office:value-type="float" office:value="-10347" calcext:value-type="float">
            <text:p>-10347</text:p>
          </table:table-cell>
          <table:table-cell/>
          <table:table-cell table:formula="of:=[.F77]+[.B78]" office:value-type="float" office:value="10626" calcext:value-type="float">
            <text:p>10626</text:p>
          </table:table-cell>
          <table:table-cell table:formula="of:=[.G77]+ROUNDDOWN([.D78]*[.D78]/256)" office:value-type="float" office:value="14725042" calcext:value-type="float">
            <text:p>1472504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B$2] + [.B$1]*SQRT(2)*SIN(2*3.14/100*[.A79]);0)" office:value-type="float" office:value="93" calcext:value-type="float">
            <text:p>93</text:p>
          </table:table-cell>
          <table:table-cell/>
          <table:table-cell table:formula="of:=([.B79]*256-[.D$2])" office:value-type="float" office:value="-10347" calcext:value-type="float">
            <text:p>-10347</text:p>
          </table:table-cell>
          <table:table-cell/>
          <table:table-cell table:formula="of:=[.F78]+[.B79]" office:value-type="float" office:value="10719" calcext:value-type="float">
            <text:p>10719</text:p>
          </table:table-cell>
          <table:table-cell table:formula="of:=[.G78]+ROUNDDOWN([.D79]*[.D79]/256)" office:value-type="float" office:value="15143246" calcext:value-type="float">
            <text:p>151432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B$2] + [.B$1]*SQRT(2)*SIN(2*3.14/100*[.A80]);0)" office:value-type="float" office:value="93" calcext:value-type="float">
            <text:p>93</text:p>
          </table:table-cell>
          <table:table-cell/>
          <table:table-cell table:formula="of:=([.B80]*256-[.D$2])" office:value-type="float" office:value="-10347" calcext:value-type="float">
            <text:p>-10347</text:p>
          </table:table-cell>
          <table:table-cell/>
          <table:table-cell table:formula="of:=[.F79]+[.B80]" office:value-type="float" office:value="10812" calcext:value-type="float">
            <text:p>10812</text:p>
          </table:table-cell>
          <table:table-cell table:formula="of:=[.G79]+ROUNDDOWN([.D80]*[.D80]/256)" office:value-type="float" office:value="15561450" calcext:value-type="float">
            <text:p>1556145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B$2] + [.B$1]*SQRT(2)*SIN(2*3.14/100*[.A81]);0)" office:value-type="float" office:value="94" calcext:value-type="float">
            <text:p>94</text:p>
          </table:table-cell>
          <table:table-cell/>
          <table:table-cell table:formula="of:=([.B81]*256-[.D$2])" office:value-type="float" office:value="-10091" calcext:value-type="float">
            <text:p>-10091</text:p>
          </table:table-cell>
          <table:table-cell/>
          <table:table-cell table:formula="of:=[.F80]+[.B81]" office:value-type="float" office:value="10906" calcext:value-type="float">
            <text:p>10906</text:p>
          </table:table-cell>
          <table:table-cell table:formula="of:=[.G80]+ROUNDDOWN([.D81]*[.D81]/256)" office:value-type="float" office:value="15959216" calcext:value-type="float">
            <text:p>159592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B$2] + [.B$1]*SQRT(2)*SIN(2*3.14/100*[.A82]);0)" office:value-type="float" office:value="94" calcext:value-type="float">
            <text:p>94</text:p>
          </table:table-cell>
          <table:table-cell/>
          <table:table-cell table:formula="of:=([.B82]*256-[.D$2])" office:value-type="float" office:value="-10091" calcext:value-type="float">
            <text:p>-10091</text:p>
          </table:table-cell>
          <table:table-cell/>
          <table:table-cell table:formula="of:=[.F81]+[.B82]" office:value-type="float" office:value="11000" calcext:value-type="float">
            <text:p>11000</text:p>
          </table:table-cell>
          <table:table-cell table:formula="of:=[.G81]+ROUNDDOWN([.D82]*[.D82]/256)" office:value-type="float" office:value="16356982" calcext:value-type="float">
            <text:p>163569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B$2] + [.B$1]*SQRT(2)*SIN(2*3.14/100*[.A83]);0)" office:value-type="float" office:value="95" calcext:value-type="float">
            <text:p>95</text:p>
          </table:table-cell>
          <table:table-cell/>
          <table:table-cell table:formula="of:=([.B83]*256-[.D$2])" office:value-type="float" office:value="-9835" calcext:value-type="float">
            <text:p>-9835</text:p>
          </table:table-cell>
          <table:table-cell/>
          <table:table-cell table:formula="of:=[.F82]+[.B83]" office:value-type="float" office:value="11095" calcext:value-type="float">
            <text:p>11095</text:p>
          </table:table-cell>
          <table:table-cell table:formula="of:=[.G82]+ROUNDDOWN([.D83]*[.D83]/256)" office:value-type="float" office:value="16734822" calcext:value-type="float">
            <text:p>167348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B$2] + [.B$1]*SQRT(2)*SIN(2*3.14/100*[.A84]);0)" office:value-type="float" office:value="95" calcext:value-type="float">
            <text:p>95</text:p>
          </table:table-cell>
          <table:table-cell/>
          <table:table-cell table:formula="of:=([.B84]*256-[.D$2])" office:value-type="float" office:value="-9835" calcext:value-type="float">
            <text:p>-9835</text:p>
          </table:table-cell>
          <table:table-cell/>
          <table:table-cell table:formula="of:=[.F83]+[.B84]" office:value-type="float" office:value="11190" calcext:value-type="float">
            <text:p>11190</text:p>
          </table:table-cell>
          <table:table-cell table:formula="of:=[.G83]+ROUNDDOWN([.D84]*[.D84]/256)" office:value-type="float" office:value="17112662" calcext:value-type="float">
            <text:p>1711266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B$2] + [.B$1]*SQRT(2)*SIN(2*3.14/100*[.A85]);0)" office:value-type="float" office:value="96" calcext:value-type="float">
            <text:p>96</text:p>
          </table:table-cell>
          <table:table-cell/>
          <table:table-cell table:formula="of:=([.B85]*256-[.D$2])" office:value-type="float" office:value="-9579" calcext:value-type="float">
            <text:p>-9579</text:p>
          </table:table-cell>
          <table:table-cell/>
          <table:table-cell table:formula="of:=[.F84]+[.B85]" office:value-type="float" office:value="11286" calcext:value-type="float">
            <text:p>11286</text:p>
          </table:table-cell>
          <table:table-cell table:formula="of:=[.G84]+ROUNDDOWN([.D85]*[.D85]/256)" office:value-type="float" office:value="17471088" calcext:value-type="float">
            <text:p>1747108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B$2] + [.B$1]*SQRT(2)*SIN(2*3.14/100*[.A86]);0)" office:value-type="float" office:value="97" calcext:value-type="float">
            <text:p>97</text:p>
          </table:table-cell>
          <table:table-cell/>
          <table:table-cell table:formula="of:=([.B86]*256-[.D$2])" office:value-type="float" office:value="-9323" calcext:value-type="float">
            <text:p>-9323</text:p>
          </table:table-cell>
          <table:table-cell/>
          <table:table-cell table:formula="of:=[.F85]+[.B86]" office:value-type="float" office:value="11383" calcext:value-type="float">
            <text:p>11383</text:p>
          </table:table-cell>
          <table:table-cell table:formula="of:=[.G85]+ROUNDDOWN([.D86]*[.D86]/256)" office:value-type="float" office:value="17810612" calcext:value-type="float">
            <text:p>1781061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B$2] + [.B$1]*SQRT(2)*SIN(2*3.14/100*[.A87]);0)" office:value-type="float" office:value="98" calcext:value-type="float">
            <text:p>98</text:p>
          </table:table-cell>
          <table:table-cell/>
          <table:table-cell table:formula="of:=([.B87]*256-[.D$2])" office:value-type="float" office:value="-9067" calcext:value-type="float">
            <text:p>-9067</text:p>
          </table:table-cell>
          <table:table-cell/>
          <table:table-cell table:formula="of:=[.F86]+[.B87]" office:value-type="float" office:value="11481" calcext:value-type="float">
            <text:p>11481</text:p>
          </table:table-cell>
          <table:table-cell table:formula="of:=[.G86]+ROUNDDOWN([.D87]*[.D87]/256)" office:value-type="float" office:value="18131746" calcext:value-type="float">
            <text:p>1813174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B$2] + [.B$1]*SQRT(2)*SIN(2*3.14/100*[.A88]);0)" office:value-type="float" office:value="100" calcext:value-type="float">
            <text:p>100</text:p>
          </table:table-cell>
          <table:table-cell/>
          <table:table-cell table:formula="of:=([.B88]*256-[.D$2])" office:value-type="float" office:value="-8555" calcext:value-type="float">
            <text:p>-8555</text:p>
          </table:table-cell>
          <table:table-cell/>
          <table:table-cell table:formula="of:=[.F87]+[.B88]" office:value-type="float" office:value="11581" calcext:value-type="float">
            <text:p>11581</text:p>
          </table:table-cell>
          <table:table-cell table:formula="of:=[.G87]+ROUNDDOWN([.D88]*[.D88]/256)" office:value-type="float" office:value="18417636" calcext:value-type="float">
            <text:p>1841763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B$2] + [.B$1]*SQRT(2)*SIN(2*3.14/100*[.A89]);0)" office:value-type="float" office:value="101" calcext:value-type="float">
            <text:p>101</text:p>
          </table:table-cell>
          <table:table-cell/>
          <table:table-cell table:formula="of:=([.B89]*256-[.D$2])" office:value-type="float" office:value="-8299" calcext:value-type="float">
            <text:p>-8299</text:p>
          </table:table-cell>
          <table:table-cell/>
          <table:table-cell table:formula="of:=[.F88]+[.B89]" office:value-type="float" office:value="11682" calcext:value-type="float">
            <text:p>11682</text:p>
          </table:table-cell>
          <table:table-cell table:formula="of:=[.G88]+ROUNDDOWN([.D89]*[.D89]/256)" office:value-type="float" office:value="18686672" calcext:value-type="float">
            <text:p>1868667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B$2] + [.B$1]*SQRT(2)*SIN(2*3.14/100*[.A90]);0)" office:value-type="float" office:value="102" calcext:value-type="float">
            <text:p>102</text:p>
          </table:table-cell>
          <table:table-cell/>
          <table:table-cell table:formula="of:=([.B90]*256-[.D$2])" office:value-type="float" office:value="-8043" calcext:value-type="float">
            <text:p>-8043</text:p>
          </table:table-cell>
          <table:table-cell/>
          <table:table-cell table:formula="of:=[.F89]+[.B90]" office:value-type="float" office:value="11784" calcext:value-type="float">
            <text:p>11784</text:p>
          </table:table-cell>
          <table:table-cell table:formula="of:=[.G89]+ROUNDDOWN([.D90]*[.D90]/256)" office:value-type="float" office:value="18939366" calcext:value-type="float">
            <text:p>1893936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B$2] + [.B$1]*SQRT(2)*SIN(2*3.14/100*[.A91]);0)" office:value-type="float" office:value="104" calcext:value-type="float">
            <text:p>104</text:p>
          </table:table-cell>
          <table:table-cell/>
          <table:table-cell table:formula="of:=([.B91]*256-[.D$2])" office:value-type="float" office:value="-7531" calcext:value-type="float">
            <text:p>-7531</text:p>
          </table:table-cell>
          <table:table-cell/>
          <table:table-cell table:formula="of:=[.F90]+[.B91]" office:value-type="float" office:value="11888" calcext:value-type="float">
            <text:p>11888</text:p>
          </table:table-cell>
          <table:table-cell table:formula="of:=[.G90]+ROUNDDOWN([.D91]*[.D91]/256)" office:value-type="float" office:value="19160912" calcext:value-type="float">
            <text:p>191609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B$2] + [.B$1]*SQRT(2)*SIN(2*3.14/100*[.A92]);0)" office:value-type="float" office:value="106" calcext:value-type="float">
            <text:p>106</text:p>
          </table:table-cell>
          <table:table-cell/>
          <table:table-cell table:formula="of:=([.B92]*256-[.D$2])" office:value-type="float" office:value="-7019" calcext:value-type="float">
            <text:p>-7019</text:p>
          </table:table-cell>
          <table:table-cell/>
          <table:table-cell table:formula="of:=[.F91]+[.B92]" office:value-type="float" office:value="11994" calcext:value-type="float">
            <text:p>11994</text:p>
          </table:table-cell>
          <table:table-cell table:formula="of:=[.G91]+ROUNDDOWN([.D92]*[.D92]/256)" office:value-type="float" office:value="19353358" calcext:value-type="float">
            <text:p>193533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B$2] + [.B$1]*SQRT(2)*SIN(2*3.14/100*[.A93]);0)" office:value-type="float" office:value="108" calcext:value-type="float">
            <text:p>108</text:p>
          </table:table-cell>
          <table:table-cell/>
          <table:table-cell table:formula="of:=([.B93]*256-[.D$2])" office:value-type="float" office:value="-6507" calcext:value-type="float">
            <text:p>-6507</text:p>
          </table:table-cell>
          <table:table-cell/>
          <table:table-cell table:formula="of:=[.F92]+[.B93]" office:value-type="float" office:value="12102" calcext:value-type="float">
            <text:p>12102</text:p>
          </table:table-cell>
          <table:table-cell table:formula="of:=[.G92]+ROUNDDOWN([.D93]*[.D93]/256)" office:value-type="float" office:value="19518752" calcext:value-type="float">
            <text:p>1951875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B$2] + [.B$1]*SQRT(2)*SIN(2*3.14/100*[.A94]);0)" office:value-type="float" office:value="110" calcext:value-type="float">
            <text:p>110</text:p>
          </table:table-cell>
          <table:table-cell/>
          <table:table-cell table:formula="of:=([.B94]*256-[.D$2])" office:value-type="float" office:value="-5995" calcext:value-type="float">
            <text:p>-5995</text:p>
          </table:table-cell>
          <table:table-cell/>
          <table:table-cell table:formula="of:=[.F93]+[.B94]" office:value-type="float" office:value="12212" calcext:value-type="float">
            <text:p>12212</text:p>
          </table:table-cell>
          <table:table-cell table:formula="of:=[.G93]+ROUNDDOWN([.D94]*[.D94]/256)" office:value-type="float" office:value="19659142" calcext:value-type="float">
            <text:p>1965914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B$2] + [.B$1]*SQRT(2)*SIN(2*3.14/100*[.A95]);0)" office:value-type="float" office:value="112" calcext:value-type="float">
            <text:p>112</text:p>
          </table:table-cell>
          <table:table-cell/>
          <table:table-cell table:formula="of:=([.B95]*256-[.D$2])" office:value-type="float" office:value="-5483" calcext:value-type="float">
            <text:p>-5483</text:p>
          </table:table-cell>
          <table:table-cell/>
          <table:table-cell table:formula="of:=[.F94]+[.B95]" office:value-type="float" office:value="12324" calcext:value-type="float">
            <text:p>12324</text:p>
          </table:table-cell>
          <table:table-cell table:formula="of:=[.G94]+ROUNDDOWN([.D95]*[.D95]/256)" office:value-type="float" office:value="19776576" calcext:value-type="float">
            <text:p>1977657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B$2] + [.B$1]*SQRT(2)*SIN(2*3.14/100*[.A96]);0)" office:value-type="float" office:value="114" calcext:value-type="float">
            <text:p>114</text:p>
          </table:table-cell>
          <table:table-cell/>
          <table:table-cell table:formula="of:=([.B96]*256-[.D$2])" office:value-type="float" office:value="-4971" calcext:value-type="float">
            <text:p>-4971</text:p>
          </table:table-cell>
          <table:table-cell/>
          <table:table-cell table:formula="of:=[.F95]+[.B96]" office:value-type="float" office:value="12438" calcext:value-type="float">
            <text:p>12438</text:p>
          </table:table-cell>
          <table:table-cell table:formula="of:=[.G95]+ROUNDDOWN([.D96]*[.D96]/256)" office:value-type="float" office:value="19873102" calcext:value-type="float">
            <text:p>1987310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B$2] + [.B$1]*SQRT(2)*SIN(2*3.14/100*[.A97]);0)" office:value-type="float" office:value="116" calcext:value-type="float">
            <text:p>116</text:p>
          </table:table-cell>
          <table:table-cell/>
          <table:table-cell table:formula="of:=([.B97]*256-[.D$2])" office:value-type="float" office:value="-4459" calcext:value-type="float">
            <text:p>-4459</text:p>
          </table:table-cell>
          <table:table-cell/>
          <table:table-cell table:formula="of:=[.F96]+[.B97]" office:value-type="float" office:value="12554" calcext:value-type="float">
            <text:p>12554</text:p>
          </table:table-cell>
          <table:table-cell table:formula="of:=[.G96]+ROUNDDOWN([.D97]*[.D97]/256)" office:value-type="float" office:value="19950768" calcext:value-type="float">
            <text:p>1995076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B$2] + [.B$1]*SQRT(2)*SIN(2*3.14/100*[.A98]);0)" office:value-type="float" office:value="118" calcext:value-type="float">
            <text:p>118</text:p>
          </table:table-cell>
          <table:table-cell/>
          <table:table-cell table:formula="of:=([.B98]*256-[.D$2])" office:value-type="float" office:value="-3947" calcext:value-type="float">
            <text:p>-3947</text:p>
          </table:table-cell>
          <table:table-cell/>
          <table:table-cell table:formula="of:=[.F97]+[.B98]" office:value-type="float" office:value="12672" calcext:value-type="float">
            <text:p>12672</text:p>
          </table:table-cell>
          <table:table-cell table:formula="of:=[.G97]+ROUNDDOWN([.D98]*[.D98]/256)" office:value-type="float" office:value="20011622" calcext:value-type="float">
            <text:p>2001162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B$2] + [.B$1]*SQRT(2)*SIN(2*3.14/100*[.A99]);0)" office:value-type="float" office:value="121" calcext:value-type="float">
            <text:p>121</text:p>
          </table:table-cell>
          <table:table-cell/>
          <table:table-cell table:formula="of:=([.B99]*256-[.D$2])" office:value-type="float" office:value="-3179" calcext:value-type="float">
            <text:p>-3179</text:p>
          </table:table-cell>
          <table:table-cell/>
          <table:table-cell table:formula="of:=[.F98]+[.B99]" office:value-type="float" office:value="12793" calcext:value-type="float">
            <text:p>12793</text:p>
          </table:table-cell>
          <table:table-cell table:formula="of:=[.G98]+ROUNDDOWN([.D99]*[.D99]/256)" office:value-type="float" office:value="20051098" calcext:value-type="float">
            <text:p>200510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B$2] + [.B$1]*SQRT(2)*SIN(2*3.14/100*[.A100]);0)" office:value-type="float" office:value="123" calcext:value-type="float">
            <text:p>123</text:p>
          </table:table-cell>
          <table:table-cell/>
          <table:table-cell table:formula="of:=([.B100]*256-[.D$2])" office:value-type="float" office:value="-2667" calcext:value-type="float">
            <text:p>-2667</text:p>
          </table:table-cell>
          <table:table-cell/>
          <table:table-cell table:formula="of:=[.F99]+[.B100]" office:value-type="float" office:value="12916" calcext:value-type="float">
            <text:p>12916</text:p>
          </table:table-cell>
          <table:table-cell table:formula="of:=[.G99]+ROUNDDOWN([.D100]*[.D100]/256)" office:value-type="float" office:value="20078882" calcext:value-type="float">
            <text:p>2007888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B$2] + [.B$1]*SQRT(2)*SIN(2*3.14/100*[.A101]);0)" office:value-type="float" office:value="125" calcext:value-type="float">
            <text:p>125</text:p>
          </table:table-cell>
          <table:table-cell/>
          <table:table-cell table:formula="of:=([.B101]*256-[.D$2])" office:value-type="float" office:value="-2155" calcext:value-type="float">
            <text:p>-2155</text:p>
          </table:table-cell>
          <table:table-cell/>
          <table:table-cell table:formula="of:=[.F100]+[.B101]" office:value-type="float" office:value="13041" calcext:value-type="float">
            <text:p>13041</text:p>
          </table:table-cell>
          <table:table-cell table:formula="of:=[.G100]+ROUNDDOWN([.D101]*[.D101]/256)" office:value-type="float" office:value="20097022" calcext:value-type="float">
            <text:p>2009702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B$2] + [.B$1]*SQRT(2)*SIN(2*3.14/100*[.A102]);0)" office:value-type="float" office:value="128" calcext:value-type="float">
            <text:p>128</text:p>
          </table:table-cell>
          <table:table-cell/>
          <table:table-cell table:formula="of:=([.B102]*256-[.D$2])" office:value-type="float" office:value="-1387" calcext:value-type="float">
            <text:p>-1387</text:p>
          </table:table-cell>
          <table:table-cell/>
          <table:table-cell table:formula="of:=[.F101]+[.B102]" office:value-type="float" office:value="13169" calcext:value-type="float">
            <text:p>13169</text:p>
          </table:table-cell>
          <table:table-cell table:formula="of:=[.G101]+ROUNDDOWN([.D102]*[.D102]/256)" office:value-type="float" office:value="20104536" calcext:value-type="float">
            <text:p>2010453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B$2] + [.B$1]*SQRT(2)*SIN(2*3.14/100*[.A103]);0)" office:value-type="float" office:value="130" calcext:value-type="float">
            <text:p>130</text:p>
          </table:table-cell>
          <table:table-cell/>
          <table:table-cell table:formula="of:=([.B103]*256-[.D$2])" office:value-type="float" office:value="-875" calcext:value-type="float">
            <text:p>-875</text:p>
          </table:table-cell>
          <table:table-cell/>
          <table:table-cell table:formula="of:=[.F102]+[.B103]" office:value-type="float" office:value="13299" calcext:value-type="float">
            <text:p>13299</text:p>
          </table:table-cell>
          <table:table-cell table:formula="of:=[.G102]+ROUNDDOWN([.D103]*[.D103]/256)" office:value-type="float" office:value="20107526" calcext:value-type="float">
            <text:p>20107526</text:p>
          </table:table-cell>
          <table:table-cell/>
        </table:table-row>
      </table:table>
      <table:table table:name="Tabelle3" table:style-name="ta1">
        <table:shapes>
          <draw:frame draw:z-index="0" draw:style-name="gr1" draw:text-style-name="P1" svg:width="159.99mm" svg:height="89.99mm" svg:x="72.16mm" svg:y="10.38mm">
            <draw:object draw:notify-on-update-of-ranges="Tabelle3.A3:Tabelle3.A27 Tabelle3.B3:Tabelle3.B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58800" calcext:value-type="float">
            <text:p>58800</text:p>
          </table:table-cell>
          <table:table-cell table:formula="of:=[.B2]/256" office:value-type="float" office:value="229.6875" calcext:value-type="float">
            <text:p>229,6875</text:p>
          </table:table-cell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formula="of:=([.B2]-ROUNDDOWN([.B2]/32))+ROUNDDOWN([.A3]/32)" office:value-type="float" office:value="58803" calcext:value-type="float">
            <text:p>58803</text:p>
          </table:table-cell>
          <table:table-cell/>
        </table:table-row>
        <table:table-row table:style-name="ro1">
          <table:table-cell office:value-type="float" office:value="58600" calcext:value-type="float">
            <text:p>58600</text:p>
          </table:table-cell>
          <table:table-cell table:formula="of:=([.B3]-ROUNDDOWN([.B3]/32))+ROUNDDOWN([.A4]/32)" office:value-type="float" office:value="58797" calcext:value-type="float">
            <text:p>58797</text:p>
          </table:table-cell>
          <table:table-cell/>
        </table:table-row>
        <table:table-row table:style-name="ro1">
          <table:table-cell office:value-type="float" office:value="58900" calcext:value-type="float">
            <text:p>58900</text:p>
          </table:table-cell>
          <table:table-cell table:formula="of:=([.B4]-ROUNDDOWN([.B4]/32))+ROUNDDOWN([.A5]/32)" office:value-type="float" office:value="58800" calcext:value-type="float">
            <text:p>58800</text:p>
          </table:table-cell>
          <table:table-cell/>
        </table:table-row>
        <table:table-row table:style-name="ro1">
          <table:table-cell office:value-type="float" office:value="58820" calcext:value-type="float">
            <text:p>58820</text:p>
          </table:table-cell>
          <table:table-cell table:formula="of:=([.B5]-ROUNDDOWN([.B5]/32))+ROUNDDOWN([.A6]/32)" office:value-type="float" office:value="58801" calcext:value-type="float">
            <text:p>58801</text:p>
          </table:table-cell>
          <table:table-cell/>
        </table:table-row>
        <table:table-row table:style-name="ro1">
          <table:table-cell office:value-type="float" office:value="58920" calcext:value-type="float">
            <text:p>58920</text:p>
          </table:table-cell>
          <table:table-cell table:formula="of:=([.B6]-ROUNDDOWN([.B6]/32))+ROUNDDOWN([.A7]/32)" office:value-type="float" office:value="58805" calcext:value-type="float">
            <text:p>58805</text:p>
          </table:table-cell>
          <table:table-cell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formula="of:=([.B7]-ROUNDDOWN([.B7]/32))+ROUNDDOWN([.A8]/32)" office:value-type="float" office:value="58808" calcext:value-type="float">
            <text:p>58808</text:p>
          </table:table-cell>
          <table:table-cell/>
        </table:table-row>
        <table:table-row table:style-name="ro1">
          <table:table-cell office:value-type="float" office:value="58600" calcext:value-type="float">
            <text:p>58600</text:p>
          </table:table-cell>
          <table:table-cell table:formula="of:=([.B8]-ROUNDDOWN([.B8]/32))+ROUNDDOWN([.A9]/32)" office:value-type="float" office:value="58802" calcext:value-type="float">
            <text:p>58802</text:p>
          </table:table-cell>
          <table:table-cell/>
        </table:table-row>
        <table:table-row table:style-name="ro1">
          <table:table-cell office:value-type="float" office:value="58900" calcext:value-type="float">
            <text:p>58900</text:p>
          </table:table-cell>
          <table:table-cell table:formula="of:=([.B9]-ROUNDDOWN([.B9]/32))+ROUNDDOWN([.A10]/32)" office:value-type="float" office:value="58805" calcext:value-type="float">
            <text:p>58805</text:p>
          </table:table-cell>
          <table:table-cell/>
        </table:table-row>
        <table:table-row table:style-name="ro1">
          <table:table-cell office:value-type="float" office:value="58820" calcext:value-type="float">
            <text:p>58820</text:p>
          </table:table-cell>
          <table:table-cell table:formula="of:=([.B10]-ROUNDDOWN([.B10]/32))+ROUNDDOWN([.A11]/32)" office:value-type="float" office:value="58806" calcext:value-type="float">
            <text:p>58806</text:p>
          </table:table-cell>
          <table:table-cell/>
        </table:table-row>
        <table:table-row table:style-name="ro1">
          <table:table-cell office:value-type="float" office:value="58920" calcext:value-type="float">
            <text:p>58920</text:p>
          </table:table-cell>
          <table:table-cell table:formula="of:=([.B11]-ROUNDDOWN([.B11]/32))+ROUNDDOWN([.A12]/32)" office:value-type="float" office:value="58810" calcext:value-type="float">
            <text:p>58810</text:p>
          </table:table-cell>
          <table:table-cell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formula="of:=([.B12]-ROUNDDOWN([.B12]/32))+ROUNDDOWN([.A13]/32)" office:value-type="float" office:value="58813" calcext:value-type="float">
            <text:p>58813</text:p>
          </table:table-cell>
          <table:table-cell/>
        </table:table-row>
        <table:table-row table:style-name="ro1">
          <table:table-cell office:value-type="float" office:value="58600" calcext:value-type="float">
            <text:p>58600</text:p>
          </table:table-cell>
          <table:table-cell table:formula="of:=([.B13]-ROUNDDOWN([.B13]/32))+ROUNDDOWN([.A14]/32)" office:value-type="float" office:value="58807" calcext:value-type="float">
            <text:p>58807</text:p>
          </table:table-cell>
          <table:table-cell/>
        </table:table-row>
        <table:table-row table:style-name="ro1">
          <table:table-cell office:value-type="float" office:value="58900" calcext:value-type="float">
            <text:p>58900</text:p>
          </table:table-cell>
          <table:table-cell table:formula="of:=([.B14]-ROUNDDOWN([.B14]/32))+ROUNDDOWN([.A15]/32)" office:value-type="float" office:value="58810" calcext:value-type="float">
            <text:p>58810</text:p>
          </table:table-cell>
          <table:table-cell/>
        </table:table-row>
        <table:table-row table:style-name="ro1">
          <table:table-cell office:value-type="float" office:value="58820" calcext:value-type="float">
            <text:p>58820</text:p>
          </table:table-cell>
          <table:table-cell table:formula="of:=([.B15]-ROUNDDOWN([.B15]/32))+ROUNDDOWN([.A16]/32)" office:value-type="float" office:value="58811" calcext:value-type="float">
            <text:p>58811</text:p>
          </table:table-cell>
          <table:table-cell/>
        </table:table-row>
        <table:table-row table:style-name="ro1">
          <table:table-cell office:value-type="float" office:value="58920" calcext:value-type="float">
            <text:p>58920</text:p>
          </table:table-cell>
          <table:table-cell table:formula="of:=([.B16]-ROUNDDOWN([.B16]/32))+ROUNDDOWN([.A17]/32)" office:value-type="float" office:value="58815" calcext:value-type="float">
            <text:p>58815</text:p>
          </table:table-cell>
          <table:table-cell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formula="of:=([.B17]-ROUNDDOWN([.B17]/32))+ROUNDDOWN([.A18]/32)" office:value-type="float" office:value="58818" calcext:value-type="float">
            <text:p>58818</text:p>
          </table:table-cell>
          <table:table-cell/>
        </table:table-row>
        <table:table-row table:style-name="ro1">
          <table:table-cell office:value-type="float" office:value="58600" calcext:value-type="float">
            <text:p>58600</text:p>
          </table:table-cell>
          <table:table-cell table:formula="of:=([.B18]-ROUNDDOWN([.B18]/32))+ROUNDDOWN([.A19]/32)" office:value-type="float" office:value="58811" calcext:value-type="float">
            <text:p>58811</text:p>
          </table:table-cell>
          <table:table-cell/>
        </table:table-row>
        <table:table-row table:style-name="ro1">
          <table:table-cell office:value-type="float" office:value="58900" calcext:value-type="float">
            <text:p>58900</text:p>
          </table:table-cell>
          <table:table-cell table:formula="of:=([.B19]-ROUNDDOWN([.B19]/32))+ROUNDDOWN([.A20]/32)" office:value-type="float" office:value="58814" calcext:value-type="float">
            <text:p>58814</text:p>
          </table:table-cell>
          <table:table-cell/>
        </table:table-row>
        <table:table-row table:style-name="ro1">
          <table:table-cell office:value-type="float" office:value="58820" calcext:value-type="float">
            <text:p>58820</text:p>
          </table:table-cell>
          <table:table-cell table:formula="of:=([.B20]-ROUNDDOWN([.B20]/32))+ROUNDDOWN([.A21]/32)" office:value-type="float" office:value="58815" calcext:value-type="float">
            <text:p>58815</text:p>
          </table:table-cell>
          <table:table-cell/>
        </table:table-row>
        <table:table-row table:style-name="ro1">
          <table:table-cell office:value-type="float" office:value="58920" calcext:value-type="float">
            <text:p>58920</text:p>
          </table:table-cell>
          <table:table-cell table:formula="of:=([.B21]-ROUNDDOWN([.B21]/32))+ROUNDDOWN([.A22]/32)" office:value-type="float" office:value="58819" calcext:value-type="float">
            <text:p>58819</text:p>
          </table:table-cell>
          <table:table-cell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formula="of:=([.B22]-ROUNDDOWN([.B22]/32))+ROUNDDOWN([.A23]/32)" office:value-type="float" office:value="58821" calcext:value-type="float">
            <text:p>58821</text:p>
          </table:table-cell>
          <table:table-cell/>
        </table:table-row>
        <table:table-row table:style-name="ro1">
          <table:table-cell office:value-type="float" office:value="58600" calcext:value-type="float">
            <text:p>58600</text:p>
          </table:table-cell>
          <table:table-cell table:formula="of:=([.B23]-ROUNDDOWN([.B23]/32))+ROUNDDOWN([.A24]/32)" office:value-type="float" office:value="58814" calcext:value-type="float">
            <text:p>58814</text:p>
          </table:table-cell>
          <table:table-cell/>
        </table:table-row>
        <table:table-row table:style-name="ro1">
          <table:table-cell office:value-type="float" office:value="58900" calcext:value-type="float">
            <text:p>58900</text:p>
          </table:table-cell>
          <table:table-cell table:formula="of:=([.B24]-ROUNDDOWN([.B24]/32))+ROUNDDOWN([.A25]/32)" office:value-type="float" office:value="58817" calcext:value-type="float">
            <text:p>58817</text:p>
          </table:table-cell>
          <table:table-cell/>
        </table:table-row>
        <table:table-row table:style-name="ro1">
          <table:table-cell office:value-type="float" office:value="58820" calcext:value-type="float">
            <text:p>58820</text:p>
          </table:table-cell>
          <table:table-cell table:formula="of:=([.B25]-ROUNDDOWN([.B25]/32))+ROUNDDOWN([.A26]/32)" office:value-type="float" office:value="58817" calcext:value-type="float">
            <text:p>58817</text:p>
          </table:table-cell>
          <table:table-cell/>
        </table:table-row>
        <table:table-row table:style-name="ro1">
          <table:table-cell office:value-type="float" office:value="58920" calcext:value-type="float">
            <text:p>58920</text:p>
          </table:table-cell>
          <table:table-cell table:formula="of:=([.B26]-ROUNDDOWN([.B26]/32))+ROUNDDOWN([.A27]/32)" office:value-type="float" office:value="58820" calcext:value-type="float">
            <text:p>588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2:26:06.514391080</meta:creation-date>
    <dc:date>2018-06-17T11:51:06.514547787</dc:date>
    <meta:editing-duration>PT18H20M43S</meta:editing-duration>
    <meta:editing-cycles>2</meta:editing-cycles>
    <meta:generator>LibreOffice/6.0.3.2$Linux_X86_64 LibreOffice_project/00m0$Build-2</meta:generator>
    <meta:document-statistic meta:table-count="3" meta:cell-count="5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4cm" style:legend-expansion="high" chart:style-name="ch2"/>
        <chart:plot-area chart:style-name="ch3" table:cell-range-address="Tabelle2.B4:Tabelle2.B101" svg:x="0.32cm" svg:y="0.18cm" svg:width="12.693cm" svg:height="8.64cm">
          <chartooo:coordinate-region svg:x="1.127cm" svg:y="0.33cm" svg:width="11.886cm" svg:height="7.7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B4:Tabelle2.B10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">
                <text:p>133</text:p>
                <draw:g>
                  <svg:desc>Tabelle2.B4:Tabelle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4cm" style:legend-expansion="high" chart:style-name="ch2"/>
        <chart:plot-area chart:style-name="ch3" table:cell-range-address="Tabelle2.D4:Tabelle2.D101" svg:x="0.32cm" svg:y="0.18cm" svg:width="12.693cm" svg:height="8.64cm">
          <chartooo:coordinate-region svg:x="1.603cm" svg:y="0.34cm" svg:width="11.41cm" svg:height="8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D4:Tabelle2.D10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7">
                <text:p>-107</text:p>
                <draw:g>
                  <svg:desc>Tabelle2.D4:Tabelle2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65">
                <text:p>9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77">
                <text:p>9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77">
                <text:p>9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77">
                <text:p>9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77">
                <text:p>9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65">
                <text:p>9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19">
                <text:p>-6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99">
                <text:p>-18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667">
                <text:p>-2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79">
                <text:p>-31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947">
                <text:p>-3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459">
                <text:p>-4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483">
                <text:p>-5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995">
                <text:p>-5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507">
                <text:p>-6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019">
                <text:p>-7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531">
                <text:p>-7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787">
                <text:p>-7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299">
                <text:p>-8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555">
                <text:p>-85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323">
                <text:p>-93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579">
                <text:p>-9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835">
                <text:p>-98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835">
                <text:p>-98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091">
                <text:p>-10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091">
                <text:p>-10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347">
                <text:p>-10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347">
                <text:p>-103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347">
                <text:p>-10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091">
                <text:p>-10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091">
                <text:p>-10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835">
                <text:p>-9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835">
                <text:p>-9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579">
                <text:p>-9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323">
                <text:p>-9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555">
                <text:p>-8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299">
                <text:p>-8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043">
                <text:p>-8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531">
                <text:p>-75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019">
                <text:p>-7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507">
                <text:p>-6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995">
                <text:p>-5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483">
                <text:p>-5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459">
                <text:p>-44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947">
                <text:p>-3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179">
                <text:p>-3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67">
                <text:p>-2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155">
                <text:p>-2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031cm" style:legend-expansion="high" chart:style-name="ch2"/>
        <chart:plot-area chart:style-name="ch3" table:cell-range-address="Tabelle3.A3:Tabelle3.B27" svg:x="0.32cm" svg:y="0.18cm" svg:width="12.693cm" svg:height="8.64cm">
          <chartooo:coordinate-region svg:x="1.497cm" svg:y="0.34cm" svg:width="11.33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3.A3:Tabelle3.A27" chart:class="chart:line">
            <chart:data-point chart:repeated="25"/>
          </chart:series>
          <chart:series chart:style-name="ch7" chart:values-cell-range-address="Tabelle3.B3:Tabelle3.B27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880">
                <text:p>58880</text:p>
                <draw:g>
                  <svg:desc>Tabelle3.A3:Tabelle3.A27</svg:desc>
                </draw:g>
              </table:table-cell>
              <table:table-cell office:value-type="float" office:value="58803">
                <text:p>58803</text:p>
                <draw:g>
                  <svg:desc>Tabelle3.B3:Tabelle3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600">
                <text:p>58600</text:p>
              </table:table-cell>
              <table:table-cell office:value-type="float" office:value="58797">
                <text:p>58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900">
                <text:p>58900</text:p>
              </table:table-cell>
              <table:table-cell office:value-type="float" office:value="58800">
                <text:p>58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20">
                <text:p>58820</text:p>
              </table:table-cell>
              <table:table-cell office:value-type="float" office:value="58801">
                <text:p>58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920">
                <text:p>58920</text:p>
              </table:table-cell>
              <table:table-cell office:value-type="float" office:value="58805">
                <text:p>58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880">
                <text:p>58880</text:p>
              </table:table-cell>
              <table:table-cell office:value-type="float" office:value="58808">
                <text:p>58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600">
                <text:p>58600</text:p>
              </table:table-cell>
              <table:table-cell office:value-type="float" office:value="58802">
                <text:p>58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900">
                <text:p>58900</text:p>
              </table:table-cell>
              <table:table-cell office:value-type="float" office:value="58805">
                <text:p>58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820">
                <text:p>58820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920">
                <text:p>58920</text:p>
              </table:table-cell>
              <table:table-cell office:value-type="float" office:value="58810">
                <text:p>58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80">
                <text:p>58880</text:p>
              </table:table-cell>
              <table:table-cell office:value-type="float" office:value="58813">
                <text:p>58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600">
                <text:p>58600</text:p>
              </table:table-cell>
              <table:table-cell office:value-type="float" office:value="58807">
                <text:p>58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900">
                <text:p>58900</text:p>
              </table:table-cell>
              <table:table-cell office:value-type="float" office:value="58810">
                <text:p>58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820">
                <text:p>58820</text:p>
              </table:table-cell>
              <table:table-cell office:value-type="float" office:value="58811">
                <text:p>58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920">
                <text:p>58920</text:p>
              </table:table-cell>
              <table:table-cell office:value-type="float" office:value="58815">
                <text:p>58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80">
                <text:p>58880</text:p>
              </table:table-cell>
              <table:table-cell office:value-type="float" office:value="58818">
                <text:p>58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00">
                <text:p>58600</text:p>
              </table:table-cell>
              <table:table-cell office:value-type="float" office:value="58811">
                <text:p>58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900">
                <text:p>58900</text:p>
              </table:table-cell>
              <table:table-cell office:value-type="float" office:value="58814">
                <text:p>58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20">
                <text:p>58820</text:p>
              </table:table-cell>
              <table:table-cell office:value-type="float" office:value="58815">
                <text:p>58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20">
                <text:p>58920</text:p>
              </table:table-cell>
              <table:table-cell office:value-type="float" office:value="58819">
                <text:p>58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80">
                <text:p>58880</text:p>
              </table:table-cell>
              <table:table-cell office:value-type="float" office:value="58821">
                <text:p>58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600">
                <text:p>58600</text:p>
              </table:table-cell>
              <table:table-cell office:value-type="float" office:value="58814">
                <text:p>58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900">
                <text:p>58900</text:p>
              </table:table-cell>
              <table:table-cell office:value-type="float" office:value="58817">
                <text:p>58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820">
                <text:p>58820</text:p>
              </table:table-cell>
              <table:table-cell office:value-type="float" office:value="58817">
                <text:p>58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920">
                <text:p>58920</text:p>
              </table:table-cell>
              <table:table-cell office:value-type="float" office:value="58820">
                <text:p>588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